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64in"/>
    </style:style>
    <style:style style:name="co3" style:family="table-column">
      <style:table-column-properties fo:break-before="auto" style:column-width="1.0626in"/>
    </style:style>
    <style:style style:name="co4" style:family="table-column">
      <style:table-column-properties fo:break-before="auto" style:column-width="1.5346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7154in"/>
    </style:style>
    <style:style style:name="co7" style:family="table-column">
      <style:table-column-properties fo:break-before="auto" style:column-width="0.722in"/>
    </style:style>
    <style:style style:name="co8" style:family="table-column">
      <style:table-column-properties fo:break-before="auto" style:column-width="1.972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827in"/>
    </style:style>
    <style:style style:name="co11" style:family="table-column">
      <style:table-column-properties fo:break-before="auto" style:column-width="1.922in"/>
    </style:style>
    <style:style style:name="co12" style:family="table-column">
      <style:table-column-properties fo:break-before="auto" style:column-width="1.0654in"/>
    </style:style>
    <style:style style:name="co13" style:family="table-column">
      <style:table-column-properties fo:break-before="auto" style:column-width="1.2752in"/>
    </style:style>
    <style:style style:name="co14" style:family="table-column">
      <style:table-column-properties fo:break-before="auto" style:column-width="1.9126in"/>
    </style:style>
    <style:style style:name="co15" style:family="table-column">
      <style:table-column-properties fo:break-before="auto" style:column-width="1.0898in"/>
    </style:style>
    <style:style style:name="co16" style:family="table-column">
      <style:table-column-properties fo:break-before="auto" style:column-width="1.1272in"/>
    </style:style>
    <style:style style:name="co17" style:family="table-column">
      <style:table-column-properties fo:break-before="auto" style:column-width="1.58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84"/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8" table:default-cell-style-name="ce1"/>
        <table:table-column table:style-name="co7" table:number-columns-repeated="1007" table:default-cell-style-name="ce1"/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t</text:p>
          </table:table-cell>
          <table:table-cell office:value-type="string" calcext:value-type="string">
            <text:p>oc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9-15" calcext:value-type="date">
            <text:p>2012-09-15</text:p>
          </table:table-cell>
          <table:table-cell office:value-type="string" calcext:value-type="string">
            <text:p>19:50:26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7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table:style-name="ce3" table:number-columns-repeated="5"/>
          <table:table-cell table:number-columns-repeated="1007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2:38:4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8-18" calcext:value-type="date">
            <text:p>2012-08-18</text:p>
          </table:table-cell>
          <table:table-cell office:value-type="string" calcext:value-type="string">
            <text:p>10:00:04+02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number-columns-repeated="10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1-23" calcext:value-type="date">
            <text:p>2013-01-23</text:p>
          </table:table-cell>
          <table:table-cell office:value-type="string" calcext:value-type="string">
            <text:p>23:20:08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7" calcext:value-type="float">
            <text:p>7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9" calcext:value-type="float">
            <text:p>9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" table:number-columns-repeated="8"/>
          <table:table-cell table:number-columns-repeated="100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date" office:date-value="2012-06-02" calcext:value-type="date">
            <text:p>2012-06-02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2-07-21" calcext:value-type="date">
            <text:p>2012-07-21</text:p>
          </table:table-cell>
          <table:table-cell office:value-type="string" calcext:value-type="string">
            <text:p>01:59:59+02:0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date" office:date-value="2012-06-01" calcext:value-type="date">
            <text:p>2012-06-01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table:number-columns-repeated="8"/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" office:value-type="date" office:date-value="2012-07-26" calcext:value-type="date">
            <text:p>2012-07-26</text:p>
          </table:table-cell>
          <table:table-cell office:value-type="string" calcext:value-type="string">
            <text:p>02:00:00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4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2-01" calcext:value-type="date">
            <text:p>2013-02-01</text:p>
          </table:table-cell>
          <table:table-cell office:value-type="string" calcext:value-type="string">
            <text:p>00:59:59+01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38+02:00</text:p>
          </table:table-cell>
          <table:table-cell table:style-name="ce2" office:value-type="date" office:date-value="2012-12-30" calcext:value-type="date">
            <text:p>2012-12-30</text:p>
          </table:table-cell>
          <table:table-cell office:value-type="string" calcext:value-type="string">
            <text:p>15:47:21+01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table:style-name="ce3" table:number-columns-repeated="3"/>
          <table:table-cell table:number-columns-repeated="1008"/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22" calcext:value-type="date">
            <text:p>2013-01-22</text:p>
          </table:table-cell>
          <table:table-cell office:value-type="string" calcext:value-type="string">
            <text:p>06:19:03+01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date" office:date-value="2012-10-23" calcext:value-type="date">
            <text:p>2012-10-23</text:p>
          </table:table-cell>
          <table:table-cell office:value-type="string" calcext:value-type="string">
            <text:p>15:20:25+02:00</text:p>
          </table:table-cell>
          <table:table-cell table:style-name="ce2" office:value-type="date" office:date-value="2013-01-18" calcext:value-type="date">
            <text:p>2013-01-18</text:p>
          </table:table-cell>
          <table:table-cell office:value-type="string" calcext:value-type="string">
            <text:p>19:05:36+01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date" office:date-value="2012-10-24" calcext:value-type="date">
            <text:p>2012-10-24</text:p>
          </table:table-cell>
          <table:table-cell office:value-type="string" calcext:value-type="string">
            <text:p>11:53:25+02:00</text:p>
          </table:table-cell>
          <table:table-cell table:style-name="ce2" office:value-type="date" office:date-value="2013-01-02" calcext:value-type="date">
            <text:p>2013-01-02</text:p>
          </table:table-cell>
          <table:table-cell office:value-type="string" calcext:value-type="string">
            <text:p>00:45:09+01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table:style-name="ce3" table:number-columns-repeated="4"/>
          <table:table-cell table:number-columns-repeated="1007"/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table:style-name="ce2" office:value-type="date" office:date-value="2012-11-09" calcext:value-type="date">
            <text:p>2012-11-09</text:p>
          </table:table-cell>
          <table:table-cell office:value-type="string" calcext:value-type="string">
            <text:p>16:31:04+01:00</text:p>
          </table:table-cell>
          <table:table-cell table:style-name="ce2" office:value-type="date" office:date-value="2013-01-29" calcext:value-type="date">
            <text:p>2013-01-29</text:p>
          </table:table-cell>
          <table:table-cell office:value-type="string" calcext:value-type="string">
            <text:p>14:36:06+01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style-name="ce3" table:number-columns-repeated="3"/>
          <table:table-cell table:number-columns-repeated="100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8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7" table:number-columns-repeated="1015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15 m</text:p>
          </table:table-cell>
          <table:covered-table-cell/>
          <table:table-cell table:number-columns-repeated="2"/>
          <table:table-cell table:style-name="ce4" office:value-type="string" calcext:value-type="string" table:number-columns-spanned="2" table:number-rows-spanned="1">
            <text:p>1 m</text:p>
          </table:table-cell>
          <table:covered-table-cell/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FTE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d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98323532682313" calcext:value-type="float">
            <text:p>0.6983235327</text:p>
          </table:table-cell>
          <table:table-cell office:value-type="float" office:value="2.28332663828714" calcext:value-type="float">
            <text:p>2.2833266383</text:p>
          </table:table-cell>
          <table:table-cell table:number-columns-repeated="2"/>
          <table:table-cell office:value-type="float" office:value="0.558684902469446" calcext:value-type="float">
            <text:p>0.5586849025</text:p>
          </table:table-cell>
          <table:table-cell office:value-type="float" office:value="2.20679767137323" calcext:value-type="float">
            <text:p>2.20679767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662601200361278" calcext:value-type="float">
            <text:p>0.6626012004</text:p>
          </table:table-cell>
          <table:table-cell office:value-type="float" office:value="2.25774900647097" calcext:value-type="float">
            <text:p>2.2577490065</text:p>
          </table:table-cell>
          <table:table-cell office:value-type="float" office:value="14.6198511124" calcext:value-type="float">
            <text:p>14.6198511124</text:p>
          </table:table-cell>
          <table:table-cell office:value-type="float" office:value="39.5616459846" calcext:value-type="float">
            <text:p>39.5616459846</text:p>
          </table:table-cell>
          <table:table-cell office:value-type="float" office:value="0.642759190166181" calcext:value-type="float">
            <text:p>0.6427591902</text:p>
          </table:table-cell>
          <table:table-cell office:value-type="float" office:value="2.36310043105854" calcext:value-type="float">
            <text:p>2.3631004311</text:p>
          </table:table-cell>
          <table:table-cell office:value-type="float" office:value="73.622841835" calcext:value-type="float">
            <text:p>73.622841835</text:p>
          </table:table-cell>
          <table:table-cell office:value-type="float" office:value="1378.35355401" calcext:value-type="float">
            <text:p>1378.3535540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632401899103648" calcext:value-type="float">
            <text:p>0.6324018991</text:p>
          </table:table-cell>
          <table:table-cell office:value-type="float" office:value="1.17364515209973" calcext:value-type="float">
            <text:p>1.1736451521</text:p>
          </table:table-cell>
          <table:table-cell office:value-type="float" office:value="14.6824731827" calcext:value-type="float">
            <text:p>14.6824731827</text:p>
          </table:table-cell>
          <table:table-cell office:value-type="float" office:value="13.5942499638" calcext:value-type="float">
            <text:p>13.5942499638</text:p>
          </table:table-cell>
          <table:table-cell office:value-type="float" office:value="0.67599730379263" calcext:value-type="float">
            <text:p>0.6759973038</text:p>
          </table:table-cell>
          <table:table-cell office:value-type="float" office:value="1.21648307350119" calcext:value-type="float">
            <text:p>1.2164830735</text:p>
          </table:table-cell>
          <table:table-cell office:value-type="float" office:value="11.6122019291" calcext:value-type="float">
            <text:p>11.6122019291</text:p>
          </table:table-cell>
          <table:table-cell office:value-type="float" office:value="10.5136480331" calcext:value-type="float">
            <text:p>10.513648033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830341502764485" calcext:value-type="float">
            <text:p>0.8303415028</text:p>
          </table:table-cell>
          <table:table-cell office:value-type="float" office:value="0.840262584416608" calcext:value-type="float">
            <text:p>0.8402625844</text:p>
          </table:table-cell>
          <table:table-cell office:value-type="float" office:value="12.767482996" calcext:value-type="float">
            <text:p>12.767482996</text:p>
          </table:table-cell>
          <table:table-cell office:value-type="float" office:value="334.128212929" calcext:value-type="float">
            <text:p>334.128212929</text:p>
          </table:table-cell>
          <table:table-cell table:number-columns-repeated="2"/>
          <table:table-cell office:value-type="float" office:value="52.9277350903" calcext:value-type="float">
            <text:p>52.9277350903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41086521344701" calcext:value-type="float">
            <text:p>0.4108652134</text:p>
          </table:table-cell>
          <table:table-cell office:value-type="float" office:value="5.7385528087712" calcext:value-type="float">
            <text:p>5.7385528088</text:p>
          </table:table-cell>
          <table:table-cell office:value-type="float" office:value="4.7961139679" calcext:value-type="float">
            <text:p>4.7961139679</text:p>
          </table:table-cell>
          <table:table-cell office:value-type="float" office:value="14.7259271145" calcext:value-type="float">
            <text:p>14.7259271145</text:p>
          </table:table-cell>
          <table:table-cell office:value-type="float" office:value="0.426393550997021" calcext:value-type="float">
            <text:p>0.426393551</text:p>
          </table:table-cell>
          <table:table-cell office:value-type="float" office:value="6.66863587212047" calcext:value-type="float">
            <text:p>6.668635872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hmm</text:p>
          </table:table-cell>
          <table:table-cell office:value-type="float" office:value="0.495428694738128" calcext:value-type="float">
            <text:p>0.4954286947</text:p>
          </table:table-cell>
          <table:table-cell office:value-type="float" office:value="6.32075250889796" calcext:value-type="float">
            <text:p>6.3207525089</text:p>
          </table:table-cell>
          <table:table-cell office:value-type="float" office:value="5.37375497818" calcext:value-type="float">
            <text:p>5.3737549782</text:p>
          </table:table-cell>
          <table:table-cell office:value-type="float" office:value="15.0421319008" calcext:value-type="float">
            <text:p>15.0421319008</text:p>
          </table:table-cell>
          <table:table-cell office:value-type="float" office:value="0.459531423971757" calcext:value-type="float">
            <text:p>0.459531424</text:p>
          </table:table-cell>
          <table:table-cell office:value-type="float" office:value="7.73414589605248" calcext:value-type="float">
            <text:p>7.7341458961</text:p>
          </table:table-cell>
          <table:table-cell office:value-type="float" office:value="36.369560957" calcext:value-type="float">
            <text:p>36.369560957</text:p>
          </table:table-cell>
          <table:table-cell office:value-type="float" office:value="267.041535139" calcext:value-type="float">
            <text:p>267.041535139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FTE_co</text:p>
          </table:table-cell>
          <table:table-cell office:value-type="float" office:value="0.732363403575791" calcext:value-type="float">
            <text:p>0.732363403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.1219479703891" calcext:value-type="float">
            <text:p>1.1219479704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default-cell-style-name="ce1"/>
        <table:table-column table:style-name="co7" table:default-cell-style-name="ce1"/>
        <table:table-column table:style-name="co12" table:default-cell-style-name="ce1"/>
        <table:table-column table:style-name="co7" table:number-columns-repeated="1015" table:default-cell-style-name="ce1"/>
        <table:table-row table:style-name="ro1">
          <table:table-cell office:value-type="string" calcext:value-type="string">
            <text:p>B2 15m ¾, 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fh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4754869167114" calcext:value-type="float">
            <text:p>0.6475486917</text:p>
          </table:table-cell>
          <table:table-cell office:value-type="float" office:value="0.8112982734456" calcext:value-type="float">
            <text:p>0.811298273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.15622250240573" calcext:value-type="float">
            <text:p>1.1562225024</text:p>
          </table:table-cell>
          <table:table-cell office:value-type="float" office:value="0.888805881652339" calcext:value-type="float">
            <text:p>0.88880588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2</text:p>
          </table:table-cell>
          <table:table-cell office:value-type="string" calcext:value-type="string">
            <text:p>02-06-2012</text:p>
          </table:table-cell>
          <table:table-cell office:value-type="string" calcext:value-type="string">
            <text:p>20-06-2012</text:p>
          </table:table-cell>
          <table:table-cell table:number-columns-repeated="2"/>
          <table:table-cell office:value-type="string" calcext:value-type="string">
            <text:p>1d</text:p>
          </table:table-cell>
          <table:table-cell/>
          <table:table-cell office:value-type="string" calcext:value-type="string">
            <text:p>2m</text:p>
          </table:table-cell>
          <table:table-cell table:number-columns-repeated="2"/>
          <table:table-cell office:value-type="string" calcext:value-type="string">
            <text:p>2m full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1-06-2012</text:p>
          </table:table-cell>
          <table:table-cell office:value-type="string" calcext:value-type="string">
            <text:p>20-07-2012</text:p>
          </table:table-cell>
          <table:table-cell table:number-columns-repeated="2"/>
          <table:table-cell office:value-type="string" calcext:value-type="string">
            <text:p>Centroid</text:p>
          </table:table-cell>
          <table:table-cell office:value-type="string" calcext:value-type="string">
            <text:p>centroid</text:p>
          </table:table-cell>
          <table:table-cell table:number-columns-repeated="2" office:value-type="string" calcext:value-type="string">
            <text:p>cen</text:p>
          </table:table-cell>
          <table:table-cell/>
          <table:table-cell office:value-type="string" calcext:value-type="string">
            <text:p>2 cent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delta fixed 20 non-centroid</text:p>
          </table:table-cell>
          <table:table-cell table:style-name="Default"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Prio 15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P 1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5m</text:p>
          </table:table-cell>
          <table:table-cell office:value-type="string" calcext:value-type="string">
            <text:p>co8</text:p>
          </table:table-cell>
          <table:table-cell office:value-type="string" calcext:value-type="string">
            <text:p>fhmm8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p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1675907535083" calcext:value-type="float">
            <text:p>0.7616759075</text:p>
          </table:table-cell>
          <table:table-cell office:value-type="float" office:value="0.808415789932254" calcext:value-type="float">
            <text:p>0.8084157899</text:p>
          </table:table-cell>
          <table:table-cell office:value-type="float" office:value="0.630869086236699" calcext:value-type="float">
            <text:p>0.6308690862</text:p>
          </table:table-cell>
          <table:table-cell office:value-type="float" office:value="0.641327666647723" calcext:value-type="float">
            <text:p>0.6413276666</text:p>
          </table:table-cell>
          <table:table-cell office:value-type="float" office:value="0.642577483217" calcext:value-type="float">
            <text:p>0.6425774832</text:p>
          </table:table-cell>
          <table:table-cell office:value-type="float" office:value="0.65330526375" calcext:value-type="float">
            <text:p>0.6533052638</text:p>
          </table:table-cell>
          <table:table-cell office:value-type="float" office:value="0.4463380322" calcext:value-type="float">
            <text:p>0.4463380322</text:p>
          </table:table-cell>
          <table:table-cell office:value-type="float" office:value="0.436657016224" calcext:value-type="float">
            <text:p>0.4366570162</text:p>
          </table:table-cell>
          <table:table-cell/>
          <table:table-cell office:value-type="float" office:value="0.735693464209" calcext:value-type="float">
            <text:p>0.7356934642</text:p>
          </table:table-cell>
          <table:table-cell office:value-type="float" office:value="0.703974781852" calcext:value-type="float">
            <text:p>0.70397478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00628853677044" calcext:value-type="float">
            <text:p>1.0062885368</text:p>
          </table:table-cell>
          <table:table-cell table:style-name="Default" office:value-type="float" office:value="0.888932039983592" calcext:value-type="float">
            <text:p>0.88893204</text:p>
          </table:table-cell>
          <table:table-cell office:value-type="float" office:value="1.15528619374851" calcext:value-type="float">
            <text:p>1.1552861937</text:p>
          </table:table-cell>
          <table:table-cell office:value-type="float" office:value="1.15509833875637" calcext:value-type="float">
            <text:p>1.1550983388</text:p>
          </table:table-cell>
          <table:table-cell office:value-type="float" office:value="1.02028073578" calcext:value-type="float">
            <text:p>1.0202807358</text:p>
          </table:table-cell>
          <table:table-cell office:value-type="float" office:value="1.09218770919" calcext:value-type="float">
            <text:p>1.0921877092</text:p>
          </table:table-cell>
          <table:table-cell office:value-type="float" office:value="1.58124250209" calcext:value-type="float">
            <text:p>1.5812425021</text:p>
          </table:table-cell>
          <table:table-cell office:value-type="float" office:value="1.67301109801" calcext:value-type="float">
            <text:p>1.673011098</text:p>
          </table:table-cell>
          <table:table-cell/>
          <table:table-cell office:value-type="float" office:value="0.936214454823" calcext:value-type="float">
            <text:p>0.9362144548</text:p>
          </table:table-cell>
          <table:table-cell office:value-type="float" office:value="1.01079157955" calcext:value-type="float">
            <text:p>1.010791579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92842176871" calcext:value-type="float">
            <text:p>0.2928421769</text:p>
          </table:table-cell>
          <table:table-cell office:value-type="float" office:value="0.375235827664" calcext:value-type="float">
            <text:p>0.3752358277</text:p>
          </table:table-cell>
          <table:table-cell office:value-type="float" office:value="0.194903978561" calcext:value-type="float">
            <text:p>0.1949039786</text:p>
          </table:table-cell>
          <table:table-cell office:value-type="float" office:value="0.193115398887" calcext:value-type="float">
            <text:p>0.1931153989</text:p>
          </table:table-cell>
          <table:table-cell office:value-type="float" office:value="0.35553112975" calcext:value-type="float">
            <text:p>0.3555311298</text:p>
          </table:table-cell>
          <table:table-cell office:value-type="float" office:value="0.297202406004" calcext:value-type="float">
            <text:p>0.297202406</text:p>
          </table:table-cell>
          <table:table-cell office:value-type="float" office:value="0.393955218233" calcext:value-type="float">
            <text:p>0.3939552182</text:p>
          </table:table-cell>
          <table:table-cell office:value-type="float" office:value="0.30404502745" calcext:value-type="float">
            <text:p>0.3040450275</text:p>
          </table:table-cell>
          <table:table-cell/>
          <table:table-cell table:style-name="Default" office:value-type="float" office:value="0.344688110017" calcext:value-type="float">
            <text:p>0.34468811</text:p>
          </table:table-cell>
          <table:table-cell office:value-type="float" office:value="0.298066328969" calcext:value-type="float">
            <text:p>0.298066329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centroid</text:p>
          </table:table-cell>
          <table:table-cell table:number-columns-repeated="3"/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prio red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float" office:value="0.659084220299" calcext:value-type="float">
            <text:p>0.6590842203</text:p>
          </table:table-cell>
          <table:table-cell/>
          <table:table-cell office:value-type="float" office:value="0.437913123179" calcext:value-type="float">
            <text:p>0.4379131232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1.02820275991" calcext:value-type="float">
            <text:p>1.0282027599</text:p>
          </table:table-cell>
          <table:table-cell/>
          <table:table-cell office:value-type="float" office:value="1.66847938904" calcext:value-type="float">
            <text:p>1.668479389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0.277329620611" calcext:value-type="float">
            <text:p>0.2773296206</text:p>
          </table:table-cell>
          <table:table-cell/>
          <table:table-cell office:value-type="float" office:value="0.303318943921" calcext:value-type="float">
            <text:p>0.3033189439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string" calcext:value-type="string">
            <text:p>2 state centroid</text:p>
          </table:table-cell>
          <table:table-cell/>
          <table:table-cell office:value-type="string" calcext:value-type="string">
            <text:p>2 state centroid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6"/>
          <table:table-cell office:value-type="float" office:value="0.743389219386" calcext:value-type="float">
            <text:p>0.7433892194</text:p>
          </table:table-cell>
          <table:table-cell/>
          <table:table-cell office:value-type="float" office:value="0.466084110442" calcext:value-type="float">
            <text:p>0.4660841104</text:p>
          </table:table-cell>
          <table:table-cell/>
          <table:table-cell office:value-type="float" office:value="0.710213072377" calcext:value-type="float">
            <text:p>0.710213072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0.883166957415" calcext:value-type="float">
            <text:p>0.8831669574</text:p>
          </table:table-cell>
          <table:table-cell/>
          <table:table-cell office:value-type="float" office:value="1.60407293849" calcext:value-type="float">
            <text:p>1.6040729385</text:p>
          </table:table-cell>
          <table:table-cell/>
          <table:table-cell office:value-type="float" office:value="0.977089975422" calcext:value-type="float">
            <text:p>0.9770899754</text:p>
          </table:table-cell>
          <table:table-cell table:number-columns-repeated="1013"/>
        </table:table-row>
        <table:table-row table:style-name="ro1">
          <table:table-cell table:number-columns-repeated="6"/>
          <table:table-cell office:value-type="float" office:value="0.342277361913" calcext:value-type="float">
            <text:p>0.3422773619</text:p>
          </table:table-cell>
          <table:table-cell/>
          <table:table-cell office:value-type="float" office:value="0.337142225657" calcext:value-type="float">
            <text:p>0.3371422257</text:p>
          </table:table-cell>
          <table:table-cell/>
          <table:table-cell office:value-type="float" office:value="0.320780512022" calcext:value-type="float">
            <text:p>0.320780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co8</text:p>
          </table:table-cell>
          <table:table-cell office:value-type="string" calcext:value-type="string">
            <text:p>fhmm8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p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2677962483" calcext:value-type="float">
            <text:p>0.7626779625</text:p>
          </table:table-cell>
          <table:table-cell/>
          <table:table-cell office:value-type="float" office:value="0.648854232505" calcext:value-type="float">
            <text:p>0.6488542325</text:p>
          </table:table-cell>
          <table:table-cell office:value-type="float" office:value="0.710213072377" calcext:value-type="float">
            <text:p>0.71021307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</text:p>
          </table:table-cell>
          <table:table-cell office:value-type="float" office:value="1.05021552345" calcext:value-type="float">
            <text:p>1.0502155235</text:p>
          </table:table-cell>
          <table:table-cell/>
          <table:table-cell office:value-type="float" office:value="1.21824168056" calcext:value-type="float">
            <text:p>1.2182416806</text:p>
          </table:table-cell>
          <table:table-cell office:value-type="float" office:value="0.977089975422" calcext:value-type="float">
            <text:p>0.97708997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57804015086" calcext:value-type="float">
            <text:p>0.3578040151</text:p>
          </table:table-cell>
          <table:table-cell/>
          <table:table-cell office:value-type="float" office:value="0.198635567621" calcext:value-type="float">
            <text:p>0.1986355676</text:p>
          </table:table-cell>
          <table:table-cell office:value-type="float" office:value="0.320780512022" calcext:value-type="float">
            <text:p>0.32078051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2">
        <table:table-column table:style-name="co1" table:number-columns-repeated="4" table:default-cell-style-name="Default"/>
        <table:table-row table:style-name="ro3">
          <table:table-cell table:number-columns-repeated="4"/>
        </table:table-row>
        <table:table-row table:style-name="ro1">
          <table:table-cell table:number-columns-repeated="3"/>
          <table:table-cell table:style-name="ce1" office:value-type="float" office:value="0.735693464209" calcext:value-type="float">
            <text:p>0.7356934642</text:p>
          </table:table-cell>
        </table:table-row>
        <table:table-row table:style-name="ro1">
          <table:table-cell table:number-columns-repeated="3"/>
          <table:table-cell table:style-name="ce1" office:value-type="float" office:value="0.936214454823" calcext:value-type="float">
            <text:p>0.9362144548</text:p>
          </table:table-cell>
        </table:table-row>
        <table:table-row table:style-name="ro1">
          <table:table-cell table:number-columns-repeated="3"/>
          <table:table-cell office:value-type="float" office:value="0.344688110017" calcext:value-type="float">
            <text:p>0.34468811</text:p>
          </table:table-cell>
        </table:table-row>
        <table:table-row table:style-name="ro3" table:number-rows-repeated="4">
          <table:table-cell table:number-columns-repeated="4"/>
        </table:table-row>
        <table:table-row table:style-name="ro1">
          <table:table-cell table:style-name="ce1" office:value-type="string" calcext:value-type="string">
            <text:p>15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1675907535083" calcext:value-type="float">
            <text:p>0.7616759075</text:p>
          </table:table-cell>
          <table:table-cell table:style-name="ce1" office:value-type="float" office:value="0.808415789932254" calcext:value-type="float">
            <text:p>0.8084157899</text:p>
          </table:table-cell>
          <table:table-cell table:style-name="ce1" office:value-type="float" office:value="0.630869086236699" calcext:value-type="float">
            <text:p>0.6308690862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0628853677044" calcext:value-type="float">
            <text:p>1.0062885368</text:p>
          </table:table-cell>
          <table:table-cell office:value-type="float" office:value="0.888932039983592" calcext:value-type="float">
            <text:p>0.88893204</text:p>
          </table:table-cell>
          <table:table-cell table:style-name="ce1" office:value-type="float" office:value="1.15528619374851" calcext:value-type="float">
            <text:p>1.1552861937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292842176871" calcext:value-type="float">
            <text:p>0.2928421769</text:p>
          </table:table-cell>
          <table:table-cell table:style-name="ce1" office:value-type="float" office:value="0.375235827664" calcext:value-type="float">
            <text:p>0.3752358277</text:p>
          </table:table-cell>
          <table:table-cell table:style-name="ce1" office:value-type="float" office:value="0.194903978561" calcext:value-type="float">
            <text:p>0.1949039786</text:p>
          </table:table-cell>
        </table:table-row>
      </table:table>
      <table:table table:name="Sheet5" table:style-name="ta2">
        <table:shapes>
          <draw:frame draw:z-index="0" draw:style-name="gr1" draw:text-style-name="P1" svg:width="6.2945in" svg:height="3.5354in" svg:x="0.4445in" svg:y="2.3638in">
            <draw:object draw:notify-on-update-of-ranges="Sheet5.A2:Sheet5.A4 Sheet5.B1:Sheet5.B1 Sheet5.B2:Sheet5.B4 Sheet5.C1:Sheet5.C1 Sheet5.C2:Sheet5.C4 Sheet5.D1:Sheet5.D1 Sheet5.D2:Sheet5.D4 Sheet5.E1:Sheet5.E1 Sheet5.E2:Sheet5.E4 Sheet5.F1:Sheet5.F1 Sheet5.F2:Sheet5.F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5in" svg:height="3.535in" svg:x="7.2457in" svg:y="2.428in">
            <draw:object draw:notify-on-update-of-ranges="Sheet5.A6:Sheet5.A8 Sheet5.B5:Sheet5.B5 Sheet5.B6:Sheet5.B8 Sheet5.C5:Sheet5.C5 Sheet5.C6:Sheet5.C8 Sheet5.D5:Sheet5.D5 Sheet5.D6:Sheet5.D8 Sheet5.E5:Sheet5.E5 Sheet5.E6:Sheet5.E8 Sheet5.F5:Sheet5.F5 Sheet5.F6:Sheet5.F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15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  <table:table-cell table:style-name="ce1" office:value-type="string" calcext:value-type="string">
            <text:p>co_centroid</text:p>
          </table:table-cell>
          <table:table-cell office:value-type="string" calcext:value-type="string">
            <text:p>co_all_prio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1675907535083" calcext:value-type="float">
            <text:p>0.7616759075</text:p>
          </table:table-cell>
          <table:table-cell table:style-name="ce1" office:value-type="float" office:value="0.808415789932254" calcext:value-type="float">
            <text:p>0.8084157899</text:p>
          </table:table-cell>
          <table:table-cell table:style-name="ce1" office:value-type="float" office:value="0.630869086236699" calcext:value-type="float">
            <text:p>0.6308690862</text:p>
          </table:table-cell>
          <table:table-cell table:style-name="ce1" office:value-type="float" office:value="0.6281637144" calcext:value-type="float">
            <text:p>0.6281637144</text:p>
          </table:table-cell>
          <table:table-cell office:value-type="float" office:value="0.617932016472" calcext:value-type="float">
            <text:p>0.6179320165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0628853677044" calcext:value-type="float">
            <text:p>1.0062885368</text:p>
          </table:table-cell>
          <table:table-cell office:value-type="float" office:value="0.888932039983592" calcext:value-type="float">
            <text:p>0.88893204</text:p>
          </table:table-cell>
          <table:table-cell table:style-name="ce1" office:value-type="float" office:value="1.15528619374851" calcext:value-type="float">
            <text:p>1.1552861937</text:p>
          </table:table-cell>
          <table:table-cell table:style-name="ce1" office:value-type="float" office:value="1.18225010857" calcext:value-type="float">
            <text:p>1.1822501086</text:p>
          </table:table-cell>
          <table:table-cell office:value-type="float" office:value="1.18943249072" calcext:value-type="float">
            <text:p>1.1894324907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292842176871" calcext:value-type="float">
            <text:p>0.2928421769</text:p>
          </table:table-cell>
          <table:table-cell table:style-name="ce1" office:value-type="float" office:value="0.375235827664" calcext:value-type="float">
            <text:p>0.3752358277</text:p>
          </table:table-cell>
          <table:table-cell table:style-name="ce1" office:value-type="float" office:value="0.194903978561" calcext:value-type="float">
            <text:p>0.1949039786</text:p>
          </table:table-cell>
          <table:table-cell table:style-name="ce1" office:value-type="float" office:value="0.191666116952" calcext:value-type="float">
            <text:p>0.191666117</text:p>
          </table:table-cell>
          <table:table-cell office:value-type="float" office:value="0.183527492613" calcext:value-type="float">
            <text:p>0.1835274926</text:p>
          </table:table-cell>
        </table:table-row>
        <table:table-row table:style-name="ro1">
          <table:table-cell table:style-name="ce1" office:value-type="string" calcext:value-type="string">
            <text:p>1m</text:p>
          </table:table-cell>
          <table:table-cell table:style-name="ce1" office:value-type="string" calcext:value-type="string">
            <text:p>co8</text:p>
          </table:table-cell>
          <table:table-cell table:style-name="ce1" office:value-type="string" calcext:value-type="string">
            <text:p>fhmm8</text:p>
          </table:table-cell>
          <table:table-cell table:style-name="ce1" office:value-type="string" calcext:value-type="string">
            <text:p>co_all</text:p>
          </table:table-cell>
          <table:table-cell table:style-name="ce1" office:value-type="string" calcext:value-type="string">
            <text:p>co_centroid</text:p>
          </table:table-cell>
          <table:table-cell table:style-name="ce1" office:value-type="string" calcext:value-type="string">
            <text:p>co_all_prio</text:p>
          </table:table-cell>
        </table:table-row>
        <table:table-row table:style-name="ro1">
          <table:table-cell table:style-name="ce1" office:value-type="string" calcext:value-type="string">
            <text:p>FTE</text:p>
          </table:table-cell>
          <table:table-cell table:style-name="ce1" office:value-type="float" office:value="0.762677962483" calcext:value-type="float">
            <text:p>0.7626779625</text:p>
          </table:table-cell>
          <table:table-cell table:style-name="ce1"/>
          <table:table-cell table:style-name="ce1" office:value-type="float" office:value="0.648854232505" calcext:value-type="float">
            <text:p>0.6488542325</text:p>
          </table:table-cell>
          <table:table-cell table:style-name="ce1" office:value-type="float" office:value="0.735693464209" calcext:value-type="float">
            <text:p>0.7356934642</text:p>
          </table:table-cell>
          <table:table-cell table:style-name="ce1" office:value-type="float" office:value="0.710213072377" calcext:value-type="float">
            <text:p>0.7102130724</text:p>
          </table:table-cell>
        </table:table-row>
        <table:table-row table:style-name="ro1">
          <table:table-cell table:style-name="ce1" office:value-type="string" calcext:value-type="string">
            <text:p>Te</text:p>
          </table:table-cell>
          <table:table-cell table:style-name="ce1" office:value-type="float" office:value="1.05021552345" calcext:value-type="float">
            <text:p>1.0502155235</text:p>
          </table:table-cell>
          <table:table-cell table:style-name="ce1"/>
          <table:table-cell table:style-name="ce1" office:value-type="float" office:value="1.21824168056" calcext:value-type="float">
            <text:p>1.2182416806</text:p>
          </table:table-cell>
          <table:table-cell table:style-name="ce1" office:value-type="float" office:value="0.936214454823" calcext:value-type="float">
            <text:p>0.9362144548</text:p>
          </table:table-cell>
          <table:table-cell table:style-name="ce1" office:value-type="float" office:value="0.977089975422" calcext:value-type="float">
            <text:p>0.9770899754</text:p>
          </table:table-cell>
        </table:table-row>
        <table:table-row table:style-name="ro1">
          <table:table-cell table:style-name="ce1" office:value-type="string" calcext:value-type="string">
            <text:p>Ja</text:p>
          </table:table-cell>
          <table:table-cell table:style-name="ce1" office:value-type="float" office:value="0.357804015086" calcext:value-type="float">
            <text:p>0.3578040151</text:p>
          </table:table-cell>
          <table:table-cell table:style-name="ce1"/>
          <table:table-cell table:style-name="ce1" office:value-type="float" office:value="0.198635567621" calcext:value-type="float">
            <text:p>0.1986355676</text:p>
          </table:table-cell>
          <table:table-cell office:value-type="float" office:value="0.344688110017" calcext:value-type="float">
            <text:p>0.34468811</text:p>
          </table:table-cell>
          <table:table-cell table:style-name="ce1" office:value-type="float" office:value="0.320780512022" calcext:value-type="float">
            <text:p>0.320780512</text:p>
          </table:table-cell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6" table:style-name="ta2"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op5</text:p>
          </table:table-cell>
          <table:table-cell table:number-columns-repeated="5"/>
          <table:table-cell office:value-type="string" calcext:value-type="string">
            <text:p>to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cen</text:p>
          </table:table-cell>
          <table:table-cell office:value-type="string" calcext:value-type="string">
            <text:p>co_prio</text:p>
          </table:table-cell>
          <table:table-cell/>
          <table:table-cell office:value-type="string" calcext:value-type="string">
            <text:p>2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 k means</text:p>
          </table:table-cell>
          <table:table-cell office:value-type="string" calcext:value-type="string">
            <text:p>co cen</text:p>
          </table:table-cell>
          <table:table-cell office:value-type="string" calcext:value-type="string">
            <text:p>co cen prio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52831260378" calcext:value-type="float">
            <text:p>0.8528312604</text:p>
          </table:table-cell>
          <table:table-cell office:value-type="float" office:value="0.743169059063" calcext:value-type="float">
            <text:p>0.7431690591</text:p>
          </table:table-cell>
          <table:table-cell office:value-type="float" office:value="0.751354442964" calcext:value-type="float">
            <text:p>0.751354443</text:p>
          </table:table-cell>
          <table:table-cell office:value-type="float" office:value="0.76050660288" calcext:value-type="float">
            <text:p>0.7605066029</text:p>
          </table:table-cell>
          <table:table-cell/>
          <table:table-cell office:value-type="string" calcext:value-type="string">
            <text:p>FTE</text:p>
          </table:table-cell>
          <table:table-cell office:value-type="float" office:value="0.692497112844" calcext:value-type="float">
            <text:p>0.6924971128</text:p>
          </table:table-cell>
          <table:table-cell/>
          <table:table-cell office:value-type="float" office:value="0.747358302243" calcext:value-type="float">
            <text:p>0.7473583022</text:p>
          </table:table-cell>
          <table:table-cell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42522554919" calcext:value-type="float">
            <text:p>0.6425225549</text:p>
          </table:table-cell>
          <table:table-cell office:value-type="float" office:value="0.91954716332" calcext:value-type="float">
            <text:p>0.9195471633</text:p>
          </table:table-cell>
          <table:table-cell office:value-type="float" office:value="0.931432988853" calcext:value-type="float">
            <text:p>0.9314329889</text:p>
          </table:table-cell>
          <table:table-cell office:value-type="float" office:value="0.880578542202" calcext:value-type="float">
            <text:p>0.8805785422</text:p>
          </table:table-cell>
          <table:table-cell/>
          <table:table-cell office:value-type="string" calcext:value-type="string">
            <text:p>Te</text:p>
          </table:table-cell>
          <table:table-cell office:value-type="float" office:value="1.03049983957" calcext:value-type="float">
            <text:p>1.0304998396</text:p>
          </table:table-cell>
          <table:table-cell/>
          <table:table-cell office:value-type="float" office:value="0.639317176754" calcext:value-type="float">
            <text:p>0.6393171768</text:p>
          </table:table-cell>
          <table:table-cell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0775462963" calcext:value-type="float">
            <text:p>0.4077546296</text:p>
          </table:table-cell>
          <table:table-cell office:value-type="float" office:value="0.206641865079" calcext:value-type="float">
            <text:p>0.2066418651</text:p>
          </table:table-cell>
          <table:table-cell office:value-type="float" office:value="0.321222442681" calcext:value-type="float">
            <text:p>0.3212224427</text:p>
          </table:table-cell>
          <table:table-cell office:value-type="float" office:value="0.322152777778" calcext:value-type="float">
            <text:p>0.3221527778</text:p>
          </table:table-cell>
          <table:table-cell/>
          <table:table-cell office:value-type="string" calcext:value-type="string">
            <text:p>Ja</text:p>
          </table:table-cell>
          <table:table-cell office:value-type="float" office:value="0.298871527778" calcext:value-type="float">
            <text:p>0.2988715278</text:p>
          </table:table-cell>
          <table:table-cell/>
          <table:table-cell office:value-type="float" office:value="0.20443287037" calcext:value-type="float">
            <text:p>0.204432870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d1m</text:p>
          </table:table-cell>
          <table:table-cell office:value-type="string" calcext:value-type="string">
            <text:p>co5</text:p>
          </table:table-cell>
          <table:table-cell office:value-type="string" calcext:value-type="string">
            <text:p>co_all</text:p>
          </table:table-cell>
          <table:table-cell office:value-type="string" calcext:value-type="string">
            <text:p>co_all_cen</text:p>
          </table:table-cell>
          <table:table-cell office:value-type="string" calcext:value-type="string">
            <text:p>co_p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52831260378" calcext:value-type="float">
            <text:p>0.8528312604</text:p>
          </table:table-cell>
          <table:table-cell office:value-type="float" office:value="0.743169059063" calcext:value-type="float">
            <text:p>0.7431690591</text:p>
          </table:table-cell>
          <table:table-cell office:value-type="float" office:value="0.751354442964" calcext:value-type="float">
            <text:p>0.751354443</text:p>
          </table:table-cell>
          <table:table-cell office:value-type="float" office:value="0.76050660288" calcext:value-type="float">
            <text:p>0.7605066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42522554919" calcext:value-type="float">
            <text:p>0.6425225549</text:p>
          </table:table-cell>
          <table:table-cell office:value-type="float" office:value="0.91954716332" calcext:value-type="float">
            <text:p>0.9195471633</text:p>
          </table:table-cell>
          <table:table-cell office:value-type="float" office:value="0.931432988853" calcext:value-type="float">
            <text:p>0.9314329889</text:p>
          </table:table-cell>
          <table:table-cell office:value-type="float" office:value="0.880578542202" calcext:value-type="float">
            <text:p>0.8805785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0775462963" calcext:value-type="float">
            <text:p>0.4077546296</text:p>
          </table:table-cell>
          <table:table-cell office:value-type="float" office:value="0.206641865079" calcext:value-type="float">
            <text:p>0.2066418651</text:p>
          </table:table-cell>
          <table:table-cell office:value-type="float" office:value="0.321222442681" calcext:value-type="float">
            <text:p>0.3212224427</text:p>
          </table:table-cell>
          <table:table-cell office:value-type="float" office:value="0.322152777778" calcext:value-type="float">
            <text:p>0.3221527778</text:p>
          </table:table-cell>
          <table:table-cell table:number-columns-repeated="6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7" table:style-name="ta2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1d train 3</text:p>
          </table:table-cell>
          <table:table-cell office:value-type="string" calcext:value-type="string">
            <text:p>1d test 6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64264902208" calcext:value-type="float">
            <text:p>0.6642649022</text:p>
          </table:table-cell>
          <table:table-cell table:number-columns-repeated="2" office:value-type="float" office:value="0.675307715343" calcext:value-type="float">
            <text:p>0.6753077153</text:p>
          </table:table-cell>
          <table:table-cell/>
          <table:table-cell office:value-type="float" office:value="0.530781172007" calcext:value-type="float">
            <text:p>0.530781172</text:p>
          </table:table-cell>
          <table:table-cell table:number-columns-repeated="2" office:value-type="float" office:value="0.675307715343" calcext:value-type="float">
            <text:p>0.6753077153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03427824752" calcext:value-type="float">
            <text:p>1.0342782475</text:p>
          </table:table-cell>
          <table:table-cell office:value-type="float" office:value="0.697316549849" calcext:value-type="float">
            <text:p>0.6973165498</text:p>
          </table:table-cell>
          <table:table-cell office:value-type="float" office:value="0.696544507532" calcext:value-type="float">
            <text:p>0.6965445075</text:p>
          </table:table-cell>
          <table:table-cell/>
          <table:table-cell office:value-type="float" office:value="0.872070557951" calcext:value-type="float">
            <text:p>0.872070558</text:p>
          </table:table-cell>
          <table:table-cell office:value-type="float" office:value="0.818868486837" calcext:value-type="float">
            <text:p>0.8188684868</text:p>
          </table:table-cell>
          <table:table-cell office:value-type="float" office:value="0.828906384342" calcext:value-type="float">
            <text:p>0.8289063843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167366898148" calcext:value-type="float">
            <text:p>0.1673668981</text:p>
          </table:table-cell>
          <table:table-cell office:value-type="float" office:value="0.119872685185" calcext:value-type="float">
            <text:p>0.1198726852</text:p>
          </table:table-cell>
          <table:table-cell office:value-type="float" office:value="0.120706018519" calcext:value-type="float">
            <text:p>0.1207060185</text:p>
          </table:table-cell>
          <table:table-cell/>
          <table:table-cell office:value-type="float" office:value="0.216493055556" calcext:value-type="float">
            <text:p>0.2164930556</text:p>
          </table:table-cell>
          <table:table-cell office:value-type="float" office:value="0.14609375" calcext:value-type="float">
            <text:p>0.14609375</text:p>
          </table:table-cell>
          <table:table-cell office:value-type="float" office:value="0.146527777778" calcext:value-type="float">
            <text:p>0.1465277778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office:value-type="string" calcext:value-type="string">
            <text:p>2d train</text:p>
          </table:table-cell>
          <table:table-cell office:value-type="string" calcext:value-type="string">
            <text:p>2d test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887302631013" calcext:value-type="float">
            <text:p>0.887302631</text:p>
          </table:table-cell>
          <table:table-cell office:value-type="float" office:value="0.749857909906" calcext:value-type="float">
            <text:p>0.7498579099</text:p>
          </table:table-cell>
          <table:table-cell office:value-type="float" office:value="0.746807772677" calcext:value-type="float">
            <text:p>0.7468077727</text:p>
          </table:table-cell>
          <table:table-cell/>
          <table:table-cell office:value-type="float" office:value="0.61877822782" calcext:value-type="float">
            <text:p>0.6187782278</text:p>
          </table:table-cell>
          <table:table-cell office:value-type="float" office:value="0.633786221441" calcext:value-type="float">
            <text:p>0.6337862214</text:p>
          </table:table-cell>
          <table:table-cell office:value-type="float" office:value="0.59908864955" calcext:value-type="float">
            <text:p>0.5990886496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94080827653" calcext:value-type="float">
            <text:p>0.6940808277</text:p>
          </table:table-cell>
          <table:table-cell office:value-type="float" office:value="0.969534294964" calcext:value-type="float">
            <text:p>0.969534295</text:p>
          </table:table-cell>
          <table:table-cell office:value-type="float" office:value="0.992498868877" calcext:value-type="float">
            <text:p>0.9924988689</text:p>
          </table:table-cell>
          <table:table-cell/>
          <table:table-cell office:value-type="float" office:value="0.873698466186" calcext:value-type="float">
            <text:p>0.8736984662</text:p>
          </table:table-cell>
          <table:table-cell office:value-type="float" office:value="1.27910186381" calcext:value-type="float">
            <text:p>1.2791018638</text:p>
          </table:table-cell>
          <table:table-cell office:value-type="float" office:value="1.31027358971" calcext:value-type="float">
            <text:p>1.3102735897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90258349868" calcext:value-type="float">
            <text:p>0.3902583499</text:p>
          </table:table-cell>
          <table:table-cell office:value-type="float" office:value="0.326745205026" calcext:value-type="float">
            <text:p>0.326745205</text:p>
          </table:table-cell>
          <table:table-cell office:value-type="float" office:value="0.342415586921" calcext:value-type="float">
            <text:p>0.3424155869</text:p>
          </table:table-cell>
          <table:table-cell/>
          <table:table-cell office:value-type="float" office:value="0.256985780423" calcext:value-type="float">
            <text:p>0.2569857804</text:p>
          </table:table-cell>
          <table:table-cell office:value-type="float" office:value="0.198030340608" calcext:value-type="float">
            <text:p>0.1980303406</text:p>
          </table:table-cell>
          <table:table-cell office:value-type="float" office:value="0.198596643519" calcext:value-type="float">
            <text:p>0.1985966435</text:p>
          </table:table-cell>
        </table:table-row>
        <table:table-row table:style-name="ro3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68001155099" calcext:value-type="float">
            <text:p>0.7680011551</text:p>
          </table:table-cell>
          <table:table-cell office:value-type="float" office:value="0.754871413485" calcext:value-type="float">
            <text:p>0.75487141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999923647056" calcext:value-type="float">
            <text:p>0.9999236471</text:p>
          </table:table-cell>
          <table:table-cell office:value-type="float" office:value="0.92648456797" calcext:value-type="float">
            <text:p>0.9264845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54237902337" calcext:value-type="float">
            <text:p>0.2542379023</text:p>
          </table:table-cell>
          <table:table-cell office:value-type="float" office:value="0.306022614538" calcext:value-type="float">
            <text:p>0.306022614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wap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5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adap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662253715873" calcext:value-type="float">
            <text:p>0.6622537159</text:p>
          </table:table-cell>
          <table:table-cell office:value-type="float" office:value="0.728660565149" calcext:value-type="float">
            <text:p>0.72866056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990473821946" calcext:value-type="float">
            <text:p>0.9904738219</text:p>
          </table:table-cell>
          <table:table-cell office:value-type="float" office:value="1.01361388882" calcext:value-type="float">
            <text:p>1.0136138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25597676918" calcext:value-type="float">
            <text:p>0.2559767692</text:p>
          </table:table-cell>
          <table:table-cell office:value-type="float" office:value="0.206154776936" calcext:value-type="float">
            <text:p>0.2061547769</text:p>
          </table:table-cell>
          <table:table-cell table:number-columns-repeated="5"/>
        </table:table-row>
        <table:table-row table:style-name="ro3" table:number-rows-repeated="3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3" table:number-rows-repeated="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8" table:style-name="ta2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d 1m k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ntroid</text:p>
          </table:table-cell>
          <table:table-cell office:value-type="string" calcext:value-type="string">
            <text:p>Cent + delta fix</text:p>
          </table:table-cell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708039497368" calcext:value-type="float">
            <text:p>0.7080394974</text:p>
          </table:table-cell>
          <table:table-cell table:number-columns-repeated="3" office:value-type="float" office:value="0.744213897126" calcext:value-type="float">
            <text:p>0.7442138971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1.14872599942" calcext:value-type="float">
            <text:p>1.1487259994</text:p>
          </table:table-cell>
          <table:table-cell office:value-type="float" office:value="0.717236227779" calcext:value-type="float">
            <text:p>0.7172362278</text:p>
          </table:table-cell>
          <table:table-cell office:value-type="float" office:value="0.701975897075" calcext:value-type="float">
            <text:p>0.7019758971</text:p>
          </table:table-cell>
          <table:table-cell office:value-type="float" office:value="0.709407767555" calcext:value-type="float">
            <text:p>0.7094077676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42175925926" calcext:value-type="float">
            <text:p>0.3421759259</text:p>
          </table:table-cell>
          <table:table-cell office:value-type="float" office:value="0.348136574074" calcext:value-type="float">
            <text:p>0.3481365741</text:p>
          </table:table-cell>
          <table:table-cell office:value-type="float" office:value="0.348472222222" calcext:value-type="float">
            <text:p>0.3484722222</text:p>
          </table:table-cell>
          <table:table-cell office:value-type="float" office:value="0.348194444444" calcext:value-type="float">
            <text:p>0.348194444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d 1m k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08929076955" calcext:value-type="float">
            <text:p>0.808929077</text:p>
          </table:table-cell>
          <table:table-cell office:value-type="float" office:value="0.63231567712" calcext:value-type="float">
            <text:p>0.6323156771</text:p>
          </table:table-cell>
          <table:table-cell office:value-type="float" office:value="0.648382016909" calcext:value-type="float">
            <text:p>0.6483820169</text:p>
          </table:table-cell>
          <table:table-cell office:value-type="float" office:value="0.667599711949" calcext:value-type="float">
            <text:p>0.6675997119</text:p>
          </table:table-cell>
        </table:table-row>
        <table:table-row table:style-name="ro1">
          <table:table-cell/>
          <table:table-cell office:value-type="float" office:value="0.807487189217" calcext:value-type="float">
            <text:p>0.8074871892</text:p>
          </table:table-cell>
          <table:table-cell office:value-type="float" office:value="1.14403385872" calcext:value-type="float">
            <text:p>1.1440338587</text:p>
          </table:table-cell>
          <table:table-cell office:value-type="float" office:value="1.1264771511" calcext:value-type="float">
            <text:p>1.1264771511</text:p>
          </table:table-cell>
          <table:table-cell office:value-type="float" office:value="1.05037958759" calcext:value-type="float">
            <text:p>1.0503795876</text:p>
          </table:table-cell>
        </table:table-row>
        <table:table-row table:style-name="ro1">
          <table:table-cell/>
          <table:table-cell office:value-type="float" office:value="0.350083223104" calcext:value-type="float">
            <text:p>0.3500832231</text:p>
          </table:table-cell>
          <table:table-cell office:value-type="float" office:value="0.224200937951" calcext:value-type="float">
            <text:p>0.224200938</text:p>
          </table:table-cell>
          <table:table-cell office:value-type="float" office:value="0.229721220138" calcext:value-type="float">
            <text:p>0.2297212201</text:p>
          </table:table-cell>
          <table:table-cell office:value-type="float" office:value="0.233372564935" calcext:value-type="float">
            <text:p>0.2333725649</text:p>
          </table:table-cell>
        </table:table-row>
        <table:table-row table:style-name="ro1">
          <table:table-cell office:value-type="string" calcext:value-type="string">
            <text:p>half day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595410135712" calcext:value-type="float">
            <text:p>0.5954101357</text:p>
          </table:table-cell>
          <table:table-cell office:value-type="float" office:value="0.548742824394" calcext:value-type="float">
            <text:p>0.5487428244</text:p>
          </table:table-cell>
          <table:table-cell office:value-type="float" office:value="0.536535476334" calcext:value-type="float">
            <text:p>0.5365354763</text:p>
          </table:table-cell>
          <table:table-cell/>
        </table:table-row>
        <table:table-row table:style-name="ro1">
          <table:table-cell/>
          <table:table-cell office:value-type="float" office:value="0.796518188429" calcext:value-type="float">
            <text:p>0.7965181884</text:p>
          </table:table-cell>
          <table:table-cell office:value-type="float" office:value="0.782749432687" calcext:value-type="float">
            <text:p>0.7827494327</text:p>
          </table:table-cell>
          <table:table-cell office:value-type="float" office:value="0.788117153687" calcext:value-type="float">
            <text:p>0.7881171537</text:p>
          </table:table-cell>
          <table:table-cell/>
        </table:table-row>
        <table:table-row table:style-name="ro1">
          <table:table-cell/>
          <table:table-cell office:value-type="float" office:value="0.357962962963" calcext:value-type="float">
            <text:p>0.357962963</text:p>
          </table:table-cell>
          <table:table-cell office:value-type="float" office:value="0.329953703704" calcext:value-type="float">
            <text:p>0.3299537037</text:p>
          </table:table-cell>
          <table:table-cell office:value-type="float" office:value="0.335972222222" calcext:value-type="float">
            <text:p>0.335972222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44486327698" calcext:value-type="float">
            <text:p>0.444863277</text:p>
          </table:table-cell>
          <table:table-cell office:value-type="float" office:value="0.46712367639" calcext:value-type="float">
            <text:p>0.4671236764</text:p>
          </table:table-cell>
          <table:table-cell office:value-type="float" office:value="0.445262926912" calcext:value-type="float">
            <text:p>0.4452629269</text:p>
          </table:table-cell>
          <table:table-cell/>
        </table:table-row>
        <table:table-row table:style-name="ro1">
          <table:table-cell/>
          <table:table-cell office:value-type="float" office:value="0.862111681462" calcext:value-type="float">
            <text:p>0.8621116815</text:p>
          </table:table-cell>
          <table:table-cell office:value-type="float" office:value="0.846210758733" calcext:value-type="float">
            <text:p>0.8462107587</text:p>
          </table:table-cell>
          <table:table-cell office:value-type="float" office:value="0.870195390993" calcext:value-type="float">
            <text:p>0.870195391</text:p>
          </table:table-cell>
          <table:table-cell/>
        </table:table-row>
        <table:table-row table:style-name="ro1">
          <table:table-cell/>
          <table:table-cell office:value-type="float" office:value="0.318326719577" calcext:value-type="float">
            <text:p>0.3183267196</text:p>
          </table:table-cell>
          <table:table-cell office:value-type="float" office:value="0.271263227513" calcext:value-type="float">
            <text:p>0.2712632275</text:p>
          </table:table-cell>
          <table:table-cell office:value-type="float" office:value="0.265277777778" calcext:value-type="float">
            <text:p>0.265277777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37336687686" calcext:value-type="float">
            <text:p>0.8373366877</text:p>
          </table:table-cell>
          <table:table-cell office:value-type="float" office:value="0.844132789243" calcext:value-type="float">
            <text:p>0.84413278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633623640591" calcext:value-type="float">
            <text:p>0.6336236406</text:p>
          </table:table-cell>
          <table:table-cell office:value-type="float" office:value="0.640858270658" calcext:value-type="float">
            <text:p>0.6408582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625" calcext:value-type="float">
            <text:p>0.56625</text:p>
          </table:table-cell>
          <table:table-cell office:value-type="float" office:value="0.392652116402" calcext:value-type="float">
            <text:p>0.3926521164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0.881898876831" calcext:value-type="float">
            <text:p>0.8818988768</text:p>
          </table:table-cell>
          <table:table-cell office:value-type="float" office:value="0.888516762586" calcext:value-type="float">
            <text:p>0.8885167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63573971161" calcext:value-type="float">
            <text:p>0.5635739712</text:p>
          </table:table-cell>
          <table:table-cell office:value-type="float" office:value="0.606488784829" calcext:value-type="float">
            <text:p>0.60648878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45791005291" calcext:value-type="float">
            <text:p>0.4579100529</text:p>
          </table:table-cell>
          <table:table-cell office:value-type="float" office:value="0.331574074074" calcext:value-type="float">
            <text:p>0.3315740741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3" table:number-rows-repeated="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9" table:style-name="ta2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k5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Prio-fix</text:p>
          </table:table-cell>
          <table:table-cell office:value-type="string" calcext:value-type="string">
            <text:p>Prio-ada</text:p>
          </table:table-cell>
        </table:table-row>
        <table:table-row table:style-name="ro3">
          <table:table-cell office:value-type="string" calcext:value-type="string">
            <text:p>FTE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46712367639" calcext:value-type="float">
            <text:p>0.4671236764</text:p>
          </table:table-cell>
          <table:table-cell office:value-type="float" office:value="0.445262926912" calcext:value-type="float">
            <text:p>0.4452629269</text:p>
          </table:table-cell>
          <table:table-cell office:value-type="float" office:value="0.456210019075" calcext:value-type="float">
            <text:p>0.4562100191</text:p>
          </table:table-cell>
        </table:table-row>
        <table:table-row table:style-name="ro3"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846210758733" calcext:value-type="float">
            <text:p>0.8462107587</text:p>
          </table:table-cell>
          <table:table-cell office:value-type="float" office:value="0.870195390993" calcext:value-type="float">
            <text:p>0.870195391</text:p>
          </table:table-cell>
          <table:table-cell office:value-type="float" office:value="0.869894946826" calcext:value-type="float">
            <text:p>0.8698949468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271263227513" calcext:value-type="float">
            <text:p>0.2712632275</text:p>
          </table:table-cell>
          <table:table-cell office:value-type="float" office:value="0.265277777778" calcext:value-type="float">
            <text:p>0.2652777778</text:p>
          </table:table-cell>
          <table:table-cell office:value-type="float" office:value="0.254107142857" calcext:value-type="float">
            <text:p>0.2541071429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k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</text:p>
          </table:table-cell>
          <table:table-cell table:number-columns-repeated="4"/>
        </table:table-row>
      </table:table>
      <table:table table:name="Sheet10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Train 10</text:p>
          </table:table-cell>
          <table:table-cell table:number-columns-repeated="4"/>
          <table:table-cell office:value-type="string" calcext:value-type="string">
            <text:p>Train 10</text:p>
          </table:table-cell>
          <table:table-cell table:number-columns-repeated="4"/>
          <table:table-cell office:value-type="string" calcext:value-type="string">
            <text:p>Train 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11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man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st 12</text:p>
          </table:table-cell>
          <table:table-cell table:number-columns-repeated="4"/>
          <table:table-cell office:value-type="string" calcext:value-type="string">
            <text:p>Test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652440670271" calcext:value-type="float">
            <text:p>0.6524406703</text:p>
          </table:table-cell>
          <table:table-cell office:value-type="float" office:value="0.652377032496" calcext:value-type="float">
            <text:p>0.6523770325</text:p>
          </table:table-cell>
          <table:table-cell office:value-type="float" office:value="0.652396461951" calcext:value-type="float">
            <text:p>0.652396462</text:p>
          </table:table-cell>
          <table:table-cell/>
          <table:table-cell office:value-type="float" office:value="0.457685291108" calcext:value-type="float">
            <text:p>0.4576852911</text:p>
          </table:table-cell>
          <table:table-cell office:value-type="float" office:value="0.657580997394" calcext:value-type="float">
            <text:p>0.6575809974</text:p>
          </table:table-cell>
          <table:table-cell office:value-type="float" office:value="0.65766894818" calcext:value-type="float">
            <text:p>0.6576689482</text:p>
          </table:table-cell>
          <table:table-cell office:value-type="float" office:value="0.657341652432" calcext:value-type="float">
            <text:p>0.6573416524</text:p>
          </table:table-cell>
          <table:table-cell/>
          <table:table-cell office:value-type="float" office:value="0.739257473566" calcext:value-type="float">
            <text:p>0.7392574736</text:p>
          </table:table-cell>
          <table:table-cell office:value-type="float" office:value="0.657580997394" calcext:value-type="float">
            <text:p>0.6575809974</text:p>
          </table:table-cell>
        </table:table-row>
        <table:table-row table:style-name="ro1">
          <table:table-cell/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office:value-type="float" office:value="0.731593702167" calcext:value-type="float">
            <text:p>0.7315937022</text:p>
          </table:table-cell>
          <table:table-cell/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  <table:table-cell office:value-type="float" office:value="0.902672953375" calcext:value-type="float">
            <text:p>0.9026729534</text:p>
          </table:table-cell>
          <table:table-cell/>
          <table:table-cell office:value-type="float" office:value="0.99725059467" calcext:value-type="float">
            <text:p>0.9972505947</text:p>
          </table:table-cell>
          <table:table-cell office:value-type="float" office:value="0.90062279594" calcext:value-type="float">
            <text:p>0.9006227959</text:p>
          </table:table-cell>
        </table:table-row>
        <table:table-row table:style-name="ro1">
          <table:table-cell/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office:value-type="float" office:value="0.353668981481" calcext:value-type="float">
            <text:p>0.3536689815</text:p>
          </table:table-cell>
          <table:table-cell/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  <table:table-cell office:value-type="float" office:value="0.362349537037" calcext:value-type="float">
            <text:p>0.362349537</text:p>
          </table:table-cell>
          <table:table-cell/>
          <table:table-cell office:value-type="float" office:value="0.274768518519" calcext:value-type="float">
            <text:p>0.2747685185</text:p>
          </table:table-cell>
          <table:table-cell office:value-type="float" office:value="0.361284722222" calcext:value-type="float">
            <text:p>0.361284722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kall</text:p>
          </table:table-cell>
          <table:table-cell office:value-type="float" office:value="0.663789567179" calcext:value-type="float">
            <text:p>0.6637895672</text:p>
          </table:table-cell>
          <table:table-cell office:value-type="float" office:value="0.687687222674" calcext:value-type="float">
            <text:p>0.6876872227</text:p>
          </table:table-cell>
          <table:table-cell/>
          <table:table-cell office:value-type="float" office:value="0.710646480423" calcext:value-type="float">
            <text:p>0.7106464804</text:p>
          </table:table-cell>
          <table:table-cell table:number-columns-repeated="6"/>
          <table:table-cell office:value-type="float" office:value="0.922786710484" calcext:value-type="float">
            <text:p>0.9227867105</text:p>
          </table:table-cell>
          <table:table-cell office:value-type="float" office:value="0.762492566318" calcext:value-type="float">
            <text:p>0.7624925663</text:p>
          </table:table-cell>
        </table:table-row>
        <table:table-row table:style-name="ro1">
          <table:table-cell/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/>
          <table:table-cell office:value-type="float" office:value="0.820588920491" calcext:value-type="float">
            <text:p>0.8205889205</text:p>
          </table:table-cell>
          <table:table-cell table:number-columns-repeated="6"/>
          <table:table-cell office:value-type="float" office:value="0.748635904288" calcext:value-type="float">
            <text:p>0.7486359043</text:p>
          </table:table-cell>
          <table:table-cell office:value-type="float" office:value="0.973428601924" calcext:value-type="float">
            <text:p>0.9734286019</text:p>
          </table:table-cell>
        </table:table-row>
        <table:table-row table:style-name="ro1">
          <table:table-cell/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/>
          <table:table-cell office:value-type="float" office:value="0.26057319224" calcext:value-type="float">
            <text:p>0.2605731922</text:p>
          </table:table-cell>
          <table:table-cell table:number-columns-repeated="6"/>
          <table:table-cell office:value-type="float" office:value="0.370688932981" calcext:value-type="float">
            <text:p>0.370688933</text:p>
          </table:table-cell>
          <table:table-cell office:value-type="float" office:value="0.266186943843" calcext:value-type="float">
            <text:p>0.266186943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3"/>
          <table:table-cell office:value-type="float" office:value="0.739257473566" calcext:value-type="float">
            <text:p>0.7392574736</text:p>
          </table:table-cell>
          <table:table-cell office:value-type="float" office:value="0.657580997394" calcext:value-type="float">
            <text:p>0.657580997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12659875112" calcext:value-type="float">
            <text:p>0.9126598751</text:p>
          </table:table-cell>
          <table:table-cell office:value-type="float" office:value="0.807299472477" calcext:value-type="float">
            <text:p>0.807299472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99725059467" calcext:value-type="float">
            <text:p>0.9972505947</text:p>
          </table:table-cell>
          <table:table-cell office:value-type="float" office:value="0.90062279594" calcext:value-type="float">
            <text:p>0.90062279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74768518519" calcext:value-type="float">
            <text:p>0.2747685185</text:p>
          </table:table-cell>
          <table:table-cell office:value-type="float" office:value="0.361284722222" calcext:value-type="float">
            <text:p>0.3612847222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float" office:value="0.922786710484" calcext:value-type="float">
            <text:p>0.9227867105</text:p>
          </table:table-cell>
          <table:table-cell office:value-type="float" office:value="0.762492566318" calcext:value-type="float">
            <text:p>0.7624925663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float" office:value="0.922861204565" calcext:value-type="float">
            <text:p>0.9228612046</text:p>
          </table:table-cell>
          <table:table-cell office:value-type="float" office:value="0.763026966157" calcext:value-type="float">
            <text:p>0.763026966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748635904288" calcext:value-type="float">
            <text:p>0.7486359043</text:p>
          </table:table-cell>
          <table:table-cell office:value-type="float" office:value="0.973428601924" calcext:value-type="float">
            <text:p>0.97342860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370688932981" calcext:value-type="float">
            <text:p>0.370688933</text:p>
          </table:table-cell>
          <table:table-cell office:value-type="float" office:value="0.266186943843" calcext:value-type="float">
            <text:p>0.2661869438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 table:number-rows-repeated="5">
          <table:table-cell table:number-columns-repeated="13"/>
        </table:table-row>
        <table:table-row table:style-name="ro3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 table:number-rows-repeated="4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 table:number-rows-repeated="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11" table:style-name="ta2">
        <table:table-column table:style-name="co1" table:number-columns-repeated="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1];[.B14])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309729" calcext:value-type="float">
            <text:p>0.309729</text:p>
          </table:table-cell>
          <table:table-cell/>
          <table:table-cell table:formula="of:=MIN([.G1];[.G15])" office:value-type="float" office:value="0.212236" calcext:value-type="float">
            <text:p>0.212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1952" calcext:value-type="float">
            <text:p>0.231952</text:p>
          </table:table-cell>
          <table:table-cell/>
          <table:table-cell table:formula="of:=MIN([.B2];[.B15])" office:value-type="float" office:value="0.212236" calcext:value-type="float">
            <text:p>0.2122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97593" calcext:value-type="float">
            <text:p>0.197593</text:p>
          </table:table-cell>
          <table:table-cell/>
          <table:table-cell table:formula="of:=MIN([.G2];[.G18])" office:value-type="float" office:value="0.1348733" calcext:value-type="float">
            <text:p>0.1348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3];[.B16])"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80421" calcext:value-type="float">
            <text:p>0.080421</text:p>
          </table:table-cell>
          <table:table-cell/>
          <table:table-cell table:formula="of:=MIN([.G3];[.G19])" office:value-type="float" office:value="0.080421" calcext:value-type="float">
            <text:p>0.0804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92307" calcext:value-type="float">
            <text:p>0.092307</text:p>
          </table:table-cell>
          <table:table-cell/>
          <table:table-cell table:formula="of:=MIN([.B4];[.B17])" office:value-type="float" office:value="0.08109748" calcext:value-type="float">
            <text:p>0.0810974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54412" calcext:value-type="float">
            <text:p>0.254412</text:p>
          </table:table-cell>
          <table:table-cell/>
          <table:table-cell table:formula="of:=MIN([.G4];[.G23])" office:value-type="float" office:value="0.2157481" calcext:value-type="float">
            <text:p>0.21574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2966" calcext:value-type="float">
            <text:p>0.12966</text:p>
          </table:table-cell>
          <table:table-cell/>
          <table:table-cell table:formula="of:=MIN([.B5];[.B18])" office:value-type="float" office:value="0.12966" calcext:value-type="float">
            <text:p>0.1296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57845" calcext:value-type="float">
            <text:p>0.157845</text:p>
          </table:table-cell>
          <table:table-cell/>
          <table:table-cell table:formula="of:=MIN([.G5];[.G24])" office:value-type="float" office:value="0.09597865" calcext:value-type="float">
            <text:p>0.09597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2778" calcext:value-type="float">
            <text:p>0.102778</text:p>
          </table:table-cell>
          <table:table-cell/>
          <table:table-cell table:formula="of:=MIN([.B6];[.B19])" office:value-type="float" office:value="0.102778" calcext:value-type="float">
            <text:p>0.102778</text:p>
          </table:table-cell>
          <table:table-cell table:number-columns-repeated="2"/>
          <table:table-cell table:formula="of:=SUM([.G1:.G5])" office:value-type="float" office:value="1" calcext:value-type="float">
            <text:p>1</text:p>
          </table:table-cell>
          <table:table-cell/>
          <table:table-cell table:formula="of:=SUM([.I1:.I5])" office:value-type="float" office:value="0.73925705" calcext:value-type="float">
            <text:p>0.739257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7];[.B20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MIN([.B8];[.B21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3943" calcext:value-type="float">
            <text:p>0.053943</text:p>
          </table:table-cell>
          <table:table-cell/>
          <table:table-cell table:formula="of:=MIN([.B9];[.B22])" office:value-type="float" office:value="0.04841032" calcext:value-type="float">
            <text:p>0.0484103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3712" calcext:value-type="float">
            <text:p>0.213712</text:p>
          </table:table-cell>
          <table:table-cell/>
          <table:table-cell table:formula="of:=MIN([.B10];[.B23])" office:value-type="float" office:value="0.213712" calcext:value-type="float">
            <text:p>0.213712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27169" calcext:value-type="float">
            <text:p>0.127169</text:p>
          </table:table-cell>
          <table:table-cell/>
          <table:table-cell table:formula="of:=MIN([.B11];[.B24])" office:value-type="float" office:value="0.09597865" calcext:value-type="float">
            <text:p>0.0959786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848" calcext:value-type="float">
            <text:p>0.04848</text:p>
          </table:table-cell>
          <table:table-cell/>
          <table:table-cell table:formula="of:=MIN([.B12];[.B25])" office:value-type="float" office:value="0.03891432" calcext:value-type="float">
            <text:p>0.03891432</text:p>
          </table:table-cell>
          <table:table-cell table:number-columns-repeated="5"/>
        </table:table-row>
        <table:table-row table:style-name="ro3">
          <table:table-cell/>
          <table:table-cell table:formula="of:=SUM([.B1:.B12])" office:value-type="float" office:value="1.000001" calcext:value-type="float">
            <text:p>1.000001</text:p>
          </table:table-cell>
          <table:table-cell/>
          <table:table-cell table:formula="of:=SUM([.D1:.D12])" office:value-type="float" office:value="0.92278677" calcext:value-type="float">
            <text:p>0.9227867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0.003915022" calcext:value-type="float">
            <text:p>3.92E-0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5" office:value-type="float" office:value="0.003915022" calcext:value-type="float">
            <text:p>3.92E-00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212236" calcext:value-type="float">
            <text:p>2.12E-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5" office:value-type="float" office:value="0.212236" calcext:value-type="float">
            <text:p>2.12E-00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0.000006287391" calcext:value-type="float">
            <text:p>6.29E-0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" office:value-type="float" office:value="0.000006287391" calcext:value-type="float">
            <text:p>6.29E-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08109748" calcext:value-type="float">
            <text:p>8.11E-00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5" office:value-type="float" office:value="0.08109748" calcext:value-type="float">
            <text:p>8.11E-00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0.1348733" calcext:value-type="float">
            <text:p>1.35E-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5" office:value-type="float" office:value="0.1348733" calcext:value-type="float">
            <text:p>1.35E-0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1068215" calcext:value-type="float">
            <text:p>1.07E-0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5" office:value-type="float" office:value="0.1068215" calcext:value-type="float">
            <text:p>1.07E-0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0.0000004530333" calcext:value-type="float">
            <text:p>4.53E-00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5" office:value-type="float" office:value="0.0000004530333" calcext:value-type="float">
            <text:p>4.53E-00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06199853" calcext:value-type="float">
            <text:p>6.20E-0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5" office:value-type="float" office:value="0.06199853" calcext:value-type="float">
            <text:p>6.20E-00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0.04841032" calcext:value-type="float">
            <text:p>4.84E-00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5" office:value-type="float" office:value="0.04841032" calcext:value-type="float">
            <text:p>4.84E-0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2157481" calcext:value-type="float">
            <text:p>2.16E-00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5" office:value-type="float" office:value="0.2157481" calcext:value-type="float">
            <text:p>2.16E-00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0.09597865" calcext:value-type="float">
            <text:p>9.60E-00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5" office:value-type="float" office:value="0.09597865" calcext:value-type="float">
            <text:p>9.60E-00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03891432" calcext:value-type="float">
            <text:p>3.89E-00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5" office:value-type="float" office:value="0.03891432" calcext:value-type="float">
            <text:p>3.89E-002</text:p>
          </table:table-cell>
          <table:table-cell table:number-columns-repeated="2"/>
        </table:table-row>
        <table:table-row table:style-name="ro3">
          <table:table-cell/>
          <table:table-cell table:style-name="ce5" table:formula="of:=SUM([.B14:.B25])" office:value-type="float" office:value="0.9999999624243" calcext:value-type="float">
            <text:p>1.00E+000</text:p>
          </table:table-cell>
          <table:table-cell table:number-columns-repeated="4"/>
          <table:table-cell table:style-name="ce5" table:formula="of:=SUM([.G14:.G25])" office:value-type="float" office:value="0.9999999624243" calcext:value-type="float">
            <text:p>1.00E+000</text:p>
          </table:table-cell>
          <table:table-cell table:number-columns-repeated="2"/>
        </table:table-row>
      </table:table>
      <table:table table:name="Sheet12" table:style-name="ta2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ray([ 0.30981488, <text:s/>0.19787597, <text:s/>0.08038892, <text:s/>0.25406772, <text:s/>0.15785251]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ray([ 0.27752286, <text:s/>0.17569038, <text:s/>0.13968136, <text:s/>0.28211541, <text:s/>0.12499 <text:s text:c="2"/>])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1">
          <table:table-cell office:value-type="float" office:value="0.30981488" calcext:value-type="float">
            <text:p>0.30981488</text:p>
          </table:table-cell>
          <table:table-cell office:value-type="float" office:value="0.27752286" calcext:value-type="float">
            <text:p>0.27752286</text:p>
          </table:table-cell>
          <table:table-cell table:formula="of:=MIN([.A4];[.B4])" office:value-type="float" office:value="0.27752286" calcext:value-type="float">
            <text:p>0.27752286</text:p>
          </table:table-cell>
        </table:table-row>
        <table:table-row table:style-name="ro1">
          <table:table-cell office:value-type="float" office:value="0.19787597" calcext:value-type="float">
            <text:p>0.19787597</text:p>
          </table:table-cell>
          <table:table-cell office:value-type="float" office:value="0.17569038" calcext:value-type="float">
            <text:p>0.17569038</text:p>
          </table:table-cell>
          <table:table-cell table:formula="of:=MIN([.A5];[.B5])" office:value-type="float" office:value="0.17569038" calcext:value-type="float">
            <text:p>0.17569038</text:p>
          </table:table-cell>
        </table:table-row>
        <table:table-row table:style-name="ro1">
          <table:table-cell office:value-type="float" office:value="0.08038892" calcext:value-type="float">
            <text:p>0.08038892</text:p>
          </table:table-cell>
          <table:table-cell office:value-type="float" office:value="0.13968136" calcext:value-type="float">
            <text:p>0.13968136</text:p>
          </table:table-cell>
          <table:table-cell table:formula="of:=MIN([.A6];[.B6])" office:value-type="float" office:value="0.08038892" calcext:value-type="float">
            <text:p>0.08038892</text:p>
          </table:table-cell>
        </table:table-row>
        <table:table-row table:style-name="ro1">
          <table:table-cell office:value-type="float" office:value="0.25406772" calcext:value-type="float">
            <text:p>0.25406772</text:p>
          </table:table-cell>
          <table:table-cell office:value-type="float" office:value="0.28211541" calcext:value-type="float">
            <text:p>0.28211541</text:p>
          </table:table-cell>
          <table:table-cell table:formula="of:=MIN([.A7];[.B7])" office:value-type="float" office:value="0.25406772" calcext:value-type="float">
            <text:p>0.25406772</text:p>
          </table:table-cell>
        </table:table-row>
        <table:table-row table:style-name="ro1">
          <table:table-cell office:value-type="float" office:value="0.15785251" calcext:value-type="float">
            <text:p>0.15785251</text:p>
          </table:table-cell>
          <table:table-cell office:value-type="float" office:value="0.12499" calcext:value-type="float">
            <text:p>0.12499</text:p>
          </table:table-cell>
          <table:table-cell table:formula="of:=MIN([.A8];[.B8])" office:value-type="float" office:value="0.12499" calcext:value-type="float">
            <text:p>0.12499</text:p>
          </table:table-cell>
        </table:table-row>
        <table:table-row table:style-name="ro1">
          <table:table-cell table:formula="of:=SUM([.A4:.A8])" office:value-type="float" office:value="1" calcext:value-type="float">
            <text:p>1</text:p>
          </table:table-cell>
          <table:table-cell table:formula="of:=SUM([.B4:.B8])" office:value-type="float" office:value="1.00000001" calcext:value-type="float">
            <text:p>1.00000001</text:p>
          </table:table-cell>
          <table:table-cell table:formula="of:=SUM([.C4:.C8])" office:value-type="float" office:value="0.91265988" calcext:value-type="float">
            <text:p>0.91265988</text:p>
          </table:table-cell>
        </table:table-row>
      </table:table>
      <table:table table:name="Sheet13" table:style-name="ta2">
        <table:shapes>
          <draw:frame draw:z-index="0" draw:style-name="gr1" draw:text-style-name="P1" svg:width="9.6126in" svg:height="4.5744in" svg:x="0.3307in" svg:y="4.3528in">
            <draw:object draw:notify-on-update-of-ranges="Sheet13.A13:Sheet13.A13 Sheet13.A14:Sheet13.A16 Sheet13.B13:Sheet13.B13 Sheet13.B14:Sheet13.B16 Sheet13.C13:Sheet13.C13 Sheet13.C14:Sheet13.C16 Sheet13.D13:Sheet13.D13 Sheet13.D14:Sheet13.D16 Sheet13.E13:Sheet13.E13 Sheet13.E14:Sheet13.E16 Sheet13.F13:Sheet13.F13 Sheet13.F14:Sheet13.F16 Sheet13.G13:Sheet13.G13 Sheet13.G14:Sheet13.G1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8.0004in" svg:height="4.6276in" svg:x="10.1394in" svg:y="4.3524in">
            <draw:object draw:notify-on-update-of-ranges="Sheet13.A18:Sheet13.A18 Sheet13.A19:Sheet13.A21 Sheet13.B18:Sheet13.B18 Sheet13.B19:Sheet13.B21 Sheet13.C18:Sheet13.C18 Sheet13.C19:Sheet13.C21 Sheet13.D18:Sheet13.D18 Sheet13.D19:Sheet13.D21 Sheet13.E18:Sheet13.E18 Sheet13.E19:Sheet13.E21 Sheet13.F18:Sheet13.F18 Sheet13.F19:Sheet13.F21 Sheet13.G18:Sheet13.G18 Sheet13.G19:Sheet13.G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Train 10</text:p>
          </table:table-cell>
          <table:table-cell/>
          <table:table-cell office:value-type="string" calcext:value-type="string">
            <text:p>co</text:p>
          </table:table-cell>
          <table:table-cell office:value-type="string" calcext:value-type="string">
            <text:p>Man-cen</text:p>
          </table:table-cell>
          <table:table-cell office:value-type="string" calcext:value-type="string">
            <text:p>prio</text:p>
          </table:table-cell>
          <table:table-cell table:number-columns-repeated="2"/>
          <table:table-cell office:value-type="string" calcext:value-type="string">
            <text:p>Train 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st 11</text:p>
          </table:table-cell>
          <table:table-cell office:value-type="string" calcext:value-type="string">
            <text:p>FTE</text:p>
          </table:table-cell>
          <table:table-cell office:value-type="float" office:value="0.595201805734" calcext:value-type="float">
            <text:p>0.5952018057</text:p>
          </table:table-cell>
          <table:table-cell office:value-type="float" office:value="0.652440670271" calcext:value-type="float">
            <text:p>0.6524406703</text:p>
          </table:table-cell>
          <table:table-cell office:value-type="float" office:value="0.652377032496" calcext:value-type="float">
            <text:p>0.6523770325</text:p>
          </table:table-cell>
          <table:table-cell table:number-columns-repeated="2"/>
          <table:table-cell office:value-type="string" calcext:value-type="string">
            <text:p>Test 12</text:p>
          </table:table-cell>
          <table:table-cell office:value-type="float" office:value="0.457685291108" calcext:value-type="float">
            <text:p>0.4576852911</text:p>
          </table:table-cell>
          <table:table-cell office:value-type="float" office:value="0.657580997394" calcext:value-type="float">
            <text:p>0.6575809974</text:p>
          </table:table-cell>
          <table:table-cell office:value-type="float" office:value="0.65766894818" calcext:value-type="float">
            <text:p>0.6576689482</text:p>
          </table:table-cell>
        </table:table-row>
        <table:table-row table:style-name="ro1">
          <table:table-cell/>
          <table:table-cell office:value-type="string" calcext:value-type="string">
            <text:p>k5</text:p>
          </table:table-cell>
          <table:table-cell office:value-type="string" calcext:value-type="string">
            <text:p>FTE new</text:p>
          </table:table-cell>
          <table:table-cell office:value-type="float" office:value="0.929471485565" calcext:value-type="float">
            <text:p>0.9294714856</text:p>
          </table:table-cell>
          <table:table-cell office:value-type="float" office:value="0.833136692019" calcext:value-type="float">
            <text:p>0.833136692</text:p>
          </table:table-cell>
          <table:table-cell office:value-type="float" office:value="0.834386658451" calcext:value-type="float">
            <text:p>0.8343866585</text:p>
          </table:table-cell>
          <table:table-cell table:number-columns-repeated="2"/>
          <table:table-cell office:value-type="string" calcext:value-type="string">
            <text:p>k5</text:p>
          </table:table-cell>
          <table:table-cell office:value-type="float" office:value="0.907133864017" calcext:value-type="float">
            <text:p>0.907133864</text:p>
          </table:table-cell>
          <table:table-cell office:value-type="float" office:value="0.807299472477" calcext:value-type="float">
            <text:p>0.8072994725</text:p>
          </table:table-cell>
          <table:table-cell office:value-type="float" office:value="0.813394481687" calcext:value-type="float">
            <text:p>0.81339448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table:number-columns-repeated="3"/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table:number-columns-repeated="3"/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kall</text:p>
          </table:table-cell>
          <table:table-cell office:value-type="string" calcext:value-type="string">
            <text:p>FTE</text:p>
          </table:table-cell>
          <table:table-cell office:value-type="float" office:value="0.663789567179" calcext:value-type="float">
            <text:p>0.6637895672</text:p>
          </table:table-cell>
          <table:table-cell office:value-type="float" office:value="0.687687222674" calcext:value-type="float">
            <text:p>0.6876872227</text:p>
          </table:table-cell>
          <table:table-cell office:value-type="float" office:value="0.650962597254" calcext:value-type="float">
            <text:p>0.6509625973</text:p>
          </table:table-cell>
          <table:table-cell table:number-columns-repeated="2"/>
          <table:table-cell office:value-type="string" calcext:value-type="string">
            <text:p>kall</text:p>
          </table:table-cell>
          <table:table-cell office:value-type="float" office:value="0.506095609332" calcext:value-type="float">
            <text:p>0.5060956093</text:p>
          </table:table-cell>
          <table:table-cell office:value-type="float" office:value="0.762492566318" calcext:value-type="float">
            <text:p>0.7624925663</text:p>
          </table:table-cell>
          <table:table-cell office:value-type="float" office:value="0.714188899888" calcext:value-type="float">
            <text:p>0.71418889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TE new</text:p>
          </table:table-cell>
          <table:table-cell office:value-type="float" office:value="0.663505072708" calcext:value-type="float">
            <text:p>0.6635050727</text:p>
          </table:table-cell>
          <table:table-cell office:value-type="float" office:value="0.688177139584" calcext:value-type="float">
            <text:p>0.6881771396</text:p>
          </table:table-cell>
          <table:table-cell office:value-type="float" office:value="0.65112708258" calcext:value-type="float">
            <text:p>0.6511270826</text:p>
          </table:table-cell>
          <table:table-cell table:number-columns-repeated="3"/>
          <table:table-cell office:value-type="float" office:value="0.505691797066" calcext:value-type="float">
            <text:p>0.5056917971</text:p>
          </table:table-cell>
          <table:table-cell office:value-type="float" office:value="0.763026966157" calcext:value-type="float">
            <text:p>0.7630269662</text:p>
          </table:table-cell>
          <table:table-cell office:value-type="float" office:value="0.713950224583" calcext:value-type="float">
            <text:p>0.71395022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</text:p>
          </table:table-cell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 office:value-type="float" office:value="0.919175305943" calcext:value-type="float">
            <text:p>0.9191753059</text:p>
          </table:table-cell>
          <table:table-cell table:number-columns-repeated="3"/>
          <table:table-cell office:value-type="float" office:value="0.847665982539" calcext:value-type="float">
            <text:p>0.8476659825</text:p>
          </table:table-cell>
          <table:table-cell office:value-type="float" office:value="0.973428601924" calcext:value-type="float">
            <text:p>0.9734286019</text:p>
          </table:table-cell>
          <table:table-cell office:value-type="float" office:value="1.03840353325" calcext:value-type="float">
            <text:p>1.0384035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</text:p>
          </table:table-cell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 office:value-type="float" office:value="0.224775683422" calcext:value-type="float">
            <text:p>0.2247756834</text:p>
          </table:table-cell>
          <table:table-cell table:number-columns-repeated="3"/>
          <table:table-cell office:value-type="float" office:value="0.386892912257" calcext:value-type="float">
            <text:p>0.3868929123</text:p>
          </table:table-cell>
          <table:table-cell office:value-type="float" office:value="0.266186943843" calcext:value-type="float">
            <text:p>0.2661869438</text:p>
          </table:table-cell>
          <table:table-cell office:value-type="float" office:value="0.232253236732" calcext:value-type="float">
            <text:p>0.2322532367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_t11_k5</text:p>
          </table:table-cell>
          <table:table-cell office:value-type="string" calcext:value-type="string">
            <text:p>cen_t11_k5</text:p>
          </table:table-cell>
          <table:table-cell office:value-type="string" calcext:value-type="string">
            <text:p>prio_t11_k5</text:p>
          </table:table-cell>
          <table:table-cell office:value-type="string" calcext:value-type="string">
            <text:p>co_t11_kall</text:p>
          </table:table-cell>
          <table:table-cell office:value-type="string" calcext:value-type="string">
            <text:p>cen_t11_kall</text:p>
          </table:table-cell>
          <table:table-cell office:value-type="string" calcext:value-type="string">
            <text:p>prio_t11_k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929471485565" calcext:value-type="float">
            <text:p>0.9294714856</text:p>
          </table:table-cell>
          <table:table-cell office:value-type="float" office:value="0.833136692019" calcext:value-type="float">
            <text:p>0.833136692</text:p>
          </table:table-cell>
          <table:table-cell office:value-type="float" office:value="0.834386658451" calcext:value-type="float">
            <text:p>0.8343866585</text:p>
          </table:table-cell>
          <table:table-cell office:value-type="float" office:value="0.663505072708" calcext:value-type="float">
            <text:p>0.6635050727</text:p>
          </table:table-cell>
          <table:table-cell office:value-type="float" office:value="0.688177139584" calcext:value-type="float">
            <text:p>0.6881771396</text:p>
          </table:table-cell>
          <table:table-cell office:value-type="float" office:value="0.65112708258" calcext:value-type="float">
            <text:p>0.65112708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621245882031" calcext:value-type="float">
            <text:p>0.621245882</text:p>
          </table:table-cell>
          <table:table-cell office:value-type="float" office:value="0.731912992278" calcext:value-type="float">
            <text:p>0.7319129923</text:p>
          </table:table-cell>
          <table:table-cell office:value-type="float" office:value="0.726828127063" calcext:value-type="float">
            <text:p>0.7268281271</text:p>
          </table:table-cell>
          <table:table-cell office:value-type="float" office:value="0.751660154665" calcext:value-type="float">
            <text:p>0.7516601547</text:p>
          </table:table-cell>
          <table:table-cell office:value-type="float" office:value="0.857369140261" calcext:value-type="float">
            <text:p>0.8573691403</text:p>
          </table:table-cell>
          <table:table-cell office:value-type="float" office:value="0.919175305943" calcext:value-type="float">
            <text:p>0.9191753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473784722222" calcext:value-type="float">
            <text:p>0.4737847222</text:p>
          </table:table-cell>
          <table:table-cell office:value-type="float" office:value="0.350775462963" calcext:value-type="float">
            <text:p>0.350775463</text:p>
          </table:table-cell>
          <table:table-cell office:value-type="float" office:value="0.353784722222" calcext:value-type="float">
            <text:p>0.3537847222</text:p>
          </table:table-cell>
          <table:table-cell office:value-type="float" office:value="0.361769731041" calcext:value-type="float">
            <text:p>0.361769731</text:p>
          </table:table-cell>
          <table:table-cell office:value-type="float" office:value="0.267329420194" calcext:value-type="float">
            <text:p>0.2673294202</text:p>
          </table:table-cell>
          <table:table-cell office:value-type="float" office:value="0.224775683422" calcext:value-type="float">
            <text:p>0.2247756834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_t12_k5</text:p>
          </table:table-cell>
          <table:table-cell office:value-type="string" calcext:value-type="string">
            <text:p>cen_t12_k5</text:p>
          </table:table-cell>
          <table:table-cell office:value-type="string" calcext:value-type="string">
            <text:p>prio_t12_k5</text:p>
          </table:table-cell>
          <table:table-cell office:value-type="string" calcext:value-type="string">
            <text:p>co_t12_kall</text:p>
          </table:table-cell>
          <table:table-cell office:value-type="string" calcext:value-type="string">
            <text:p>cen_t12_kall</text:p>
          </table:table-cell>
          <table:table-cell office:value-type="string" calcext:value-type="string">
            <text:p>prio_t12_k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TE</text:p>
          </table:table-cell>
          <table:table-cell office:value-type="float" office:value="0.907133864017" calcext:value-type="float">
            <text:p>0.907133864</text:p>
          </table:table-cell>
          <table:table-cell office:value-type="float" office:value="0.807299472477" calcext:value-type="float">
            <text:p>0.8072994725</text:p>
          </table:table-cell>
          <table:table-cell office:value-type="float" office:value="0.813394481687" calcext:value-type="float">
            <text:p>0.8133944817</text:p>
          </table:table-cell>
          <table:table-cell office:value-type="float" office:value="0.505691797066" calcext:value-type="float">
            <text:p>0.5056917971</text:p>
          </table:table-cell>
          <table:table-cell office:value-type="float" office:value="0.763026966157" calcext:value-type="float">
            <text:p>0.7630269662</text:p>
          </table:table-cell>
          <table:table-cell office:value-type="float" office:value="0.713950224583" calcext:value-type="float">
            <text:p>0.71395022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</text:p>
          </table:table-cell>
          <table:table-cell office:value-type="float" office:value="0.825442507124" calcext:value-type="float">
            <text:p>0.8254425071</text:p>
          </table:table-cell>
          <table:table-cell office:value-type="float" office:value="0.90062279594" calcext:value-type="float">
            <text:p>0.9006227959</text:p>
          </table:table-cell>
          <table:table-cell office:value-type="float" office:value="0.91705704776" calcext:value-type="float">
            <text:p>0.9170570478</text:p>
          </table:table-cell>
          <table:table-cell office:value-type="float" office:value="0.847665982539" calcext:value-type="float">
            <text:p>0.8476659825</text:p>
          </table:table-cell>
          <table:table-cell office:value-type="float" office:value="0.973428601924" calcext:value-type="float">
            <text:p>0.9734286019</text:p>
          </table:table-cell>
          <table:table-cell office:value-type="float" office:value="1.03840353325" calcext:value-type="float">
            <text:p>1.0384035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0.391736111111" calcext:value-type="float">
            <text:p>0.3917361111</text:p>
          </table:table-cell>
          <table:table-cell office:value-type="float" office:value="0.361284722222" calcext:value-type="float">
            <text:p>0.3612847222</text:p>
          </table:table-cell>
          <table:table-cell office:value-type="float" office:value="0.366446759259" calcext:value-type="float">
            <text:p>0.3664467593</text:p>
          </table:table-cell>
          <table:table-cell office:value-type="float" office:value="0.386892912257" calcext:value-type="float">
            <text:p>0.3868929123</text:p>
          </table:table-cell>
          <table:table-cell office:value-type="float" office:value="0.266186943843" calcext:value-type="float">
            <text:p>0.2661869438</text:p>
          </table:table-cell>
          <table:table-cell office:value-type="float" office:value="0.232253236732" calcext:value-type="float">
            <text:p>0.2322532367</text:p>
          </table:table-cell>
          <table:table-cell table:number-columns-repeated="5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18:22:40.067570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8-18T18:35:28Z</meta:creation-date>
    <dc:date>2016-09-14T19:57:41.608915356</dc:date>
    <meta:editing-cycles>63</meta:editing-cycles>
    <meta:editing-duration>PT19H44M3S</meta:editing-duration>
    <meta:document-statistic meta:table-count="13" meta:cell-count="9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1cm" xlink:href=".." xlink:type="simple" chart:class="chart:bar" chart:style-name="ch1">
        <chart:legend chart:legend-position="end" svg:x="13.461cm" svg:y="3.195cm" style:legend-expansion="high" chart:style-name="ch2"/>
        <chart:plot-area chart:style-name="ch3" table:cell-range-address="Sheet5.A1:Sheet5.F4" chart:data-source-has-labels="both" svg:x="0.319cm" svg:y="0.179cm" svg:width="12.823cm" svg:height="8.623cm">
          <chartooo:coordinate-region svg:x="1.046cm" svg:y="0.379cm" svg:width="12.096cm" svg:height="7.776cm"/>
          <chart:axis chart:dimension="x" chart:name="primary-x" chart:style-name="ch4" chartooo:axis-type="auto">
            <chartooo:date-scale/>
            <chart:categories table:cell-range-address="Sheet5.A2:Sheet5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4" chart:label-cell-address="Sheet5.B1:Sheet5.B1" chart:class="chart:bar">
            <chart:data-point chart:repeated="3"/>
          </chart:series>
          <chart:series chart:style-name="ch8" chart:values-cell-range-address="Sheet5.C2:Sheet5.C4" chart:label-cell-address="Sheet5.C1:Sheet5.C1" chart:class="chart:bar">
            <chart:data-point chart:repeated="3"/>
          </chart:series>
          <chart:series chart:style-name="ch9" chart:values-cell-range-address="Sheet5.D2:Sheet5.D4" chart:label-cell-address="Sheet5.D1:Sheet5.D1" chart:class="chart:bar">
            <chart:data-point chart:repeated="3"/>
          </chart:series>
          <chart:series chart:style-name="ch10" chart:values-cell-range-address="Sheet5.E2:Sheet5.E4" chart:label-cell-address="Sheet5.E1:Sheet5.E1" chart:class="chart:bar">
            <chart:data-point chart:repeated="3"/>
          </chart:series>
          <chart:series chart:style-name="ch11" chart:values-cell-range-address="Sheet5.F2:Sheet5.F4" chart:label-cell-address="Sheet5.F1:Sheet5.F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8</text:p>
                <draw:g>
                  <svg:desc>Sheet5.B1:Sheet5.B1</svg:desc>
                </draw:g>
              </table:table-cell>
              <table:table-cell office:value-type="string">
                <text:p>fhmm8</text:p>
                <draw:g>
                  <svg:desc>Sheet5.C1:Sheet5.C1</svg:desc>
                </draw:g>
              </table:table-cell>
              <table:table-cell office:value-type="string">
                <text:p>co_all</text:p>
                <draw:g>
                  <svg:desc>Sheet5.D1:Sheet5.D1</svg:desc>
                </draw:g>
              </table:table-cell>
              <table:table-cell office:value-type="string">
                <text:p>co_centroid</text:p>
                <draw:g>
                  <svg:desc>Sheet5.E1:Sheet5.E1</svg:desc>
                </draw:g>
              </table:table-cell>
              <table:table-cell office:value-type="string">
                <text:p>co_all_prio</text:p>
                <draw:g>
                  <svg:desc>Sheet5.F1:Sheet5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5.A2:Sheet5.A4</svg:desc>
                </draw:g>
              </table:table-cell>
              <table:table-cell office:value-type="float" office:value="0.761675907535083">
                <text:p>0.761675907535083</text:p>
                <draw:g>
                  <svg:desc>Sheet5.B2:Sheet5.B4</svg:desc>
                </draw:g>
              </table:table-cell>
              <table:table-cell office:value-type="float" office:value="0.808415789932254">
                <text:p>0.808415789932254</text:p>
                <draw:g>
                  <svg:desc>Sheet5.C2:Sheet5.C4</svg:desc>
                </draw:g>
              </table:table-cell>
              <table:table-cell office:value-type="float" office:value="0.630869086236699">
                <text:p>0.630869086236699</text:p>
                <draw:g>
                  <svg:desc>Sheet5.D2:Sheet5.D4</svg:desc>
                </draw:g>
              </table:table-cell>
              <table:table-cell office:value-type="float" office:value="0.6281637144">
                <text:p>0.6281637144</text:p>
                <draw:g>
                  <svg:desc>Sheet5.E2:Sheet5.E4</svg:desc>
                </draw:g>
              </table:table-cell>
              <table:table-cell office:value-type="float" office:value="0.617932016472">
                <text:p>0.617932016472</text:p>
                <draw:g>
                  <svg:desc>Sheet5.F2:Sheet5.F4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1.00628853677044">
                <text:p>1.00628853677044</text:p>
              </table:table-cell>
              <table:table-cell office:value-type="float" office:value="0.888932039983592">
                <text:p>0.888932039983592</text:p>
              </table:table-cell>
              <table:table-cell office:value-type="float" office:value="1.15528619374851">
                <text:p>1.15528619374851</text:p>
              </table:table-cell>
              <table:table-cell office:value-type="float" office:value="1.18225010857">
                <text:p>1.18225010857</text:p>
              </table:table-cell>
              <table:table-cell office:value-type="float" office:value="1.18943249072">
                <text:p>1.18943249072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292842176871">
                <text:p>0.292842176871</text:p>
              </table:table-cell>
              <table:table-cell office:value-type="float" office:value="0.375235827664">
                <text:p>0.375235827664</text:p>
              </table:table-cell>
              <table:table-cell office:value-type="float" office:value="0.194903978561">
                <text:p>0.194903978561</text:p>
              </table:table-cell>
              <table:table-cell office:value-type="float" office:value="0.191666116952">
                <text:p>0.191666116952</text:p>
              </table:table-cell>
              <table:table-cell office:value-type="float" office:value="0.183527492613">
                <text:p>0.1835274926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8cm" xlink:href=".." xlink:type="simple" chart:class="chart:bar" chart:style-name="ch1">
        <chart:legend chart:legend-position="end" svg:x="13.461cm" svg:y="3.195cm" style:legend-expansion="high" chart:style-name="ch2"/>
        <chart:plot-area chart:style-name="ch3" table:cell-range-address="Sheet5.A5:Sheet5.F8" chart:data-source-has-labels="both" svg:x="0.319cm" svg:y="0.179cm" svg:width="12.823cm" svg:height="8.622cm">
          <chartooo:coordinate-region svg:x="1.046cm" svg:y="0.379cm" svg:width="12.096cm" svg:height="7.775cm"/>
          <chart:axis chart:dimension="x" chart:name="primary-x" chart:style-name="ch4" chartooo:axis-type="auto">
            <chartooo:date-scale/>
            <chart:categories table:cell-range-address="Sheet5.A6:Sheet5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6:Sheet5.B8" chart:label-cell-address="Sheet5.B5:Sheet5.B5" chart:class="chart:bar">
            <chart:data-point chart:repeated="3"/>
          </chart:series>
          <chart:series chart:style-name="ch8" chart:values-cell-range-address="Sheet5.C6:Sheet5.C8" chart:label-cell-address="Sheet5.C5:Sheet5.C5" chart:class="chart:bar">
            <chart:data-point chart:repeated="3"/>
          </chart:series>
          <chart:series chart:style-name="ch9" chart:values-cell-range-address="Sheet5.D6:Sheet5.D8" chart:label-cell-address="Sheet5.D5:Sheet5.D5" chart:class="chart:bar">
            <chart:data-point chart:repeated="3"/>
          </chart:series>
          <chart:series chart:style-name="ch10" chart:values-cell-range-address="Sheet5.E6:Sheet5.E8" chart:label-cell-address="Sheet5.E5:Sheet5.E5" chart:class="chart:bar">
            <chart:data-point chart:repeated="3"/>
          </chart:series>
          <chart:series chart:style-name="ch11" chart:values-cell-range-address="Sheet5.F6:Sheet5.F8" chart:label-cell-address="Sheet5.F5:Sheet5.F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8</text:p>
                <draw:g>
                  <svg:desc>Sheet5.B5:Sheet5.B5</svg:desc>
                </draw:g>
              </table:table-cell>
              <table:table-cell office:value-type="string">
                <text:p>fhmm8</text:p>
                <draw:g>
                  <svg:desc>Sheet5.C5:Sheet5.C5</svg:desc>
                </draw:g>
              </table:table-cell>
              <table:table-cell office:value-type="string">
                <text:p>co_all</text:p>
                <draw:g>
                  <svg:desc>Sheet5.D5:Sheet5.D5</svg:desc>
                </draw:g>
              </table:table-cell>
              <table:table-cell office:value-type="string">
                <text:p>co_centroid</text:p>
                <draw:g>
                  <svg:desc>Sheet5.E5:Sheet5.E5</svg:desc>
                </draw:g>
              </table:table-cell>
              <table:table-cell office:value-type="string">
                <text:p>co_all_prio</text:p>
                <draw:g>
                  <svg:desc>Sheet5.F5:Sheet5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5.A6:Sheet5.A8</svg:desc>
                </draw:g>
              </table:table-cell>
              <table:table-cell office:value-type="float" office:value="0.762677962483">
                <text:p>0.762677962483</text:p>
                <draw:g>
                  <svg:desc>Sheet5.B6:Sheet5.B8</svg:desc>
                </draw:g>
              </table:table-cell>
              <table:table-cell office:value-type="float" office:value="NaN">
                <text:p>NaN</text:p>
                <draw:g>
                  <svg:desc>Sheet5.C6:Sheet5.C8</svg:desc>
                </draw:g>
              </table:table-cell>
              <table:table-cell office:value-type="float" office:value="0.648854232505">
                <text:p>0.648854232505</text:p>
                <draw:g>
                  <svg:desc>Sheet5.D6:Sheet5.D8</svg:desc>
                </draw:g>
              </table:table-cell>
              <table:table-cell office:value-type="float" office:value="0.735693464209">
                <text:p>0.735693464209</text:p>
                <draw:g>
                  <svg:desc>Sheet5.E6:Sheet5.E8</svg:desc>
                </draw:g>
              </table:table-cell>
              <table:table-cell office:value-type="float" office:value="0.710213072377">
                <text:p>0.710213072377</text:p>
                <draw:g>
                  <svg:desc>Sheet5.F6:Sheet5.F8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1.05021552345">
                <text:p>1.05021552345</text:p>
              </table:table-cell>
              <table:table-cell office:value-type="float" office:value="NaN">
                <text:p>NaN</text:p>
              </table:table-cell>
              <table:table-cell office:value-type="float" office:value="1.21824168056">
                <text:p>1.21824168056</text:p>
              </table:table-cell>
              <table:table-cell office:value-type="float" office:value="0.936214454823">
                <text:p>0.936214454823</text:p>
              </table:table-cell>
              <table:table-cell office:value-type="float" office:value="0.977089975422">
                <text:p>0.977089975422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357804015086">
                <text:p>0.357804015086</text:p>
              </table:table-cell>
              <table:table-cell office:value-type="float" office:value="NaN">
                <text:p>NaN</text:p>
              </table:table-cell>
              <table:table-cell office:value-type="float" office:value="0.198635567621">
                <text:p>0.198635567621</text:p>
              </table:table-cell>
              <table:table-cell office:value-type="float" office:value="0.344688110017">
                <text:p>0.344688110017</text:p>
              </table:table-cell>
              <table:table-cell office:value-type="float" office:value="0.320780512022">
                <text:p>0.3207805120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417cm" svg:height="11.62cm" xlink:href=".." xlink:type="simple" chart:class="chart:bar" chart:style-name="ch1">
        <chart:title svg:x="10.511cm" svg:y="0.368cm" chart:style-name="ch2">
          <text:p>test, 11-06-2012</text:p>
        </chart:title>
        <chart:legend chart:legend-position="end" svg:x="21.731cm" svg:y="4.266cm" style:legend-expansion="high" chart:style-name="ch3"/>
        <chart:plot-area chart:style-name="ch4" table:cell-range-address="Sheet13.A13:Sheet13.G16" chart:data-source-has-labels="both" svg:x="0.488cm" svg:y="1.405cm" svg:width="20.755cm" svg:height="9.983cm">
          <chartooo:coordinate-region svg:x="1.215cm" svg:y="1.604cm" svg:width="20.028cm" svg:height="9.137cm"/>
          <chart:axis chart:dimension="x" chart:name="primary-x" chart:style-name="ch5" chartooo:axis-type="auto">
            <chartooo:date-scale/>
            <chart:categories table:cell-range-address="Sheet13.A14:Sheet13.A1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B14:Sheet13.B16" chart:label-cell-address="Sheet13.B13:Sheet13.B13" chart:class="chart:bar">
            <chart:data-point chart:repeated="3"/>
          </chart:series>
          <chart:series chart:style-name="ch9" chart:values-cell-range-address="Sheet13.C14:Sheet13.C16" chart:label-cell-address="Sheet13.C13:Sheet13.C13" chart:class="chart:bar">
            <chart:data-point chart:repeated="3"/>
          </chart:series>
          <chart:series chart:style-name="ch10" chart:values-cell-range-address="Sheet13.D14:Sheet13.D16" chart:label-cell-address="Sheet13.D13:Sheet13.D13" chart:class="chart:bar">
            <chart:data-point chart:repeated="3"/>
          </chart:series>
          <chart:series chart:style-name="ch11" chart:values-cell-range-address="Sheet13.E14:Sheet13.E16" chart:label-cell-address="Sheet13.E13:Sheet13.E13" chart:class="chart:bar">
            <chart:data-point chart:repeated="3"/>
          </chart:series>
          <chart:series chart:style-name="ch12" chart:values-cell-range-address="Sheet13.F14:Sheet13.F16" chart:label-cell-address="Sheet13.F13:Sheet13.F13" chart:class="chart:bar">
            <chart:data-point chart:repeated="3"/>
          </chart:series>
          <chart:series chart:style-name="ch13" chart:values-cell-range-address="Sheet13.G14:Sheet13.G16" chart:label-cell-address="Sheet13.G13:Sheet13.G1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_t11_k5</text:p>
                <draw:g>
                  <svg:desc>Sheet13.B13:Sheet13.B13</svg:desc>
                </draw:g>
              </table:table-cell>
              <table:table-cell office:value-type="string">
                <text:p>cen_t11_k5</text:p>
                <draw:g>
                  <svg:desc>Sheet13.C13:Sheet13.C13</svg:desc>
                </draw:g>
              </table:table-cell>
              <table:table-cell office:value-type="string">
                <text:p>prio_t11_k5</text:p>
                <draw:g>
                  <svg:desc>Sheet13.D13:Sheet13.D13</svg:desc>
                </draw:g>
              </table:table-cell>
              <table:table-cell office:value-type="string">
                <text:p>co_t11_kall</text:p>
                <draw:g>
                  <svg:desc>Sheet13.E13:Sheet13.E13</svg:desc>
                </draw:g>
              </table:table-cell>
              <table:table-cell office:value-type="string">
                <text:p>cen_t11_kall</text:p>
                <draw:g>
                  <svg:desc>Sheet13.F13:Sheet13.F13</svg:desc>
                </draw:g>
              </table:table-cell>
              <table:table-cell office:value-type="string">
                <text:p>prio_t11_kall</text:p>
                <draw:g>
                  <svg:desc>Sheet13.G13:Sheet13.G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A14:Sheet13.A16</svg:desc>
                </draw:g>
              </table:table-cell>
              <table:table-cell office:value-type="float" office:value="0.929471485565">
                <text:p>0.929471485565</text:p>
                <draw:g>
                  <svg:desc>Sheet13.B14:Sheet13.B16</svg:desc>
                </draw:g>
              </table:table-cell>
              <table:table-cell office:value-type="float" office:value="0.833136692019">
                <text:p>0.833136692019</text:p>
                <draw:g>
                  <svg:desc>Sheet13.C14:Sheet13.C16</svg:desc>
                </draw:g>
              </table:table-cell>
              <table:table-cell office:value-type="float" office:value="0.834386658451">
                <text:p>0.834386658451</text:p>
                <draw:g>
                  <svg:desc>Sheet13.D14:Sheet13.D16</svg:desc>
                </draw:g>
              </table:table-cell>
              <table:table-cell office:value-type="float" office:value="0.663505072708">
                <text:p>0.663505072708</text:p>
                <draw:g>
                  <svg:desc>Sheet13.E14:Sheet13.E16</svg:desc>
                </draw:g>
              </table:table-cell>
              <table:table-cell office:value-type="float" office:value="0.688177139584">
                <text:p>0.688177139584</text:p>
                <draw:g>
                  <svg:desc>Sheet13.F14:Sheet13.F16</svg:desc>
                </draw:g>
              </table:table-cell>
              <table:table-cell office:value-type="float" office:value="0.65112708258">
                <text:p>0.65112708258</text:p>
                <draw:g>
                  <svg:desc>Sheet13.G14:Sheet13.G16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0.621245882031">
                <text:p>0.621245882031</text:p>
              </table:table-cell>
              <table:table-cell office:value-type="float" office:value="0.731912992278">
                <text:p>0.731912992278</text:p>
              </table:table-cell>
              <table:table-cell office:value-type="float" office:value="0.726828127063">
                <text:p>0.726828127063</text:p>
              </table:table-cell>
              <table:table-cell office:value-type="float" office:value="0.751660154665">
                <text:p>0.751660154665</text:p>
              </table:table-cell>
              <table:table-cell office:value-type="float" office:value="0.857369140261">
                <text:p>0.857369140261</text:p>
              </table:table-cell>
              <table:table-cell office:value-type="float" office:value="0.919175305943">
                <text:p>0.919175305943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473784722222">
                <text:p>0.473784722222</text:p>
              </table:table-cell>
              <table:table-cell office:value-type="float" office:value="0.350775462963">
                <text:p>0.350775462963</text:p>
              </table:table-cell>
              <table:table-cell office:value-type="float" office:value="0.353784722222">
                <text:p>0.353784722222</text:p>
              </table:table-cell>
              <table:table-cell office:value-type="float" office:value="0.361769731041">
                <text:p>0.361769731041</text:p>
              </table:table-cell>
              <table:table-cell office:value-type="float" office:value="0.267329420194">
                <text:p>0.267329420194</text:p>
              </table:table-cell>
              <table:table-cell office:value-type="float" office:value="0.224775683422">
                <text:p>0.2247756834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2cm" svg:height="11.755cm" xlink:href=".." xlink:type="simple" chart:class="chart:bar" chart:style-name="ch1">
        <chart:title svg:x="8.464cm" svg:y="0.371cm" chart:style-name="ch2">
          <text:p>test, 12-06-2012</text:p>
        </chart:title>
        <chart:legend chart:legend-position="end" svg:x="17.636cm" svg:y="4.333cm" style:legend-expansion="high" chart:style-name="ch3"/>
        <chart:plot-area chart:style-name="ch4" table:cell-range-address="Sheet13.A18:Sheet13.G21" chart:data-source-has-labels="both" svg:x="0.406cm" svg:y="1.411cm" svg:width="16.824cm" svg:height="10.109cm">
          <chartooo:coordinate-region svg:x="1.133cm" svg:y="1.611cm" svg:width="16.097cm" svg:height="9.262cm"/>
          <chart:axis chart:dimension="x" chart:name="primary-x" chart:style-name="ch5" chartooo:axis-type="auto">
            <chartooo:date-scale/>
            <chart:categories table:cell-range-address="Sheet13.A19:Sheet13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3.B19:Sheet13.B21" chart:label-cell-address="Sheet13.B18:Sheet13.B18" chart:class="chart:bar">
            <chart:data-point chart:repeated="3"/>
          </chart:series>
          <chart:series chart:style-name="ch9" chart:values-cell-range-address="Sheet13.C19:Sheet13.C21" chart:label-cell-address="Sheet13.C18:Sheet13.C18" chart:class="chart:bar">
            <chart:data-point chart:repeated="3"/>
          </chart:series>
          <chart:series chart:style-name="ch10" chart:values-cell-range-address="Sheet13.D19:Sheet13.D21" chart:label-cell-address="Sheet13.D18:Sheet13.D18" chart:class="chart:bar">
            <chart:data-point chart:repeated="3"/>
          </chart:series>
          <chart:series chart:style-name="ch11" chart:values-cell-range-address="Sheet13.E19:Sheet13.E21" chart:label-cell-address="Sheet13.E18:Sheet13.E18" chart:class="chart:bar">
            <chart:data-point chart:repeated="3"/>
          </chart:series>
          <chart:series chart:style-name="ch12" chart:values-cell-range-address="Sheet13.F19:Sheet13.F21" chart:label-cell-address="Sheet13.F18:Sheet13.F18" chart:class="chart:bar">
            <chart:data-point chart:repeated="3"/>
          </chart:series>
          <chart:series chart:style-name="ch13" chart:values-cell-range-address="Sheet13.G19:Sheet13.G21" chart:label-cell-address="Sheet13.G18:Sheet13.G18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_t12_k5</text:p>
                <draw:g>
                  <svg:desc>Sheet13.B18:Sheet13.B18</svg:desc>
                </draw:g>
              </table:table-cell>
              <table:table-cell office:value-type="string">
                <text:p>cen_t12_k5</text:p>
                <draw:g>
                  <svg:desc>Sheet13.C18:Sheet13.C18</svg:desc>
                </draw:g>
              </table:table-cell>
              <table:table-cell office:value-type="string">
                <text:p>prio_t12_k5</text:p>
                <draw:g>
                  <svg:desc>Sheet13.D18:Sheet13.D18</svg:desc>
                </draw:g>
              </table:table-cell>
              <table:table-cell office:value-type="string">
                <text:p>co_t12_kall</text:p>
                <draw:g>
                  <svg:desc>Sheet13.E18:Sheet13.E18</svg:desc>
                </draw:g>
              </table:table-cell>
              <table:table-cell office:value-type="string">
                <text:p>cen_t12_kall</text:p>
                <draw:g>
                  <svg:desc>Sheet13.F18:Sheet13.F18</svg:desc>
                </draw:g>
              </table:table-cell>
              <table:table-cell office:value-type="string">
                <text:p>prio_t12_kall</text:p>
                <draw:g>
                  <svg:desc>Sheet13.G18:Sheet13.G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E</text:p>
                <draw:g>
                  <svg:desc>Sheet13.A19:Sheet13.A21</svg:desc>
                </draw:g>
              </table:table-cell>
              <table:table-cell office:value-type="float" office:value="0.907133864017">
                <text:p>0.907133864017</text:p>
                <draw:g>
                  <svg:desc>Sheet13.B19:Sheet13.B21</svg:desc>
                </draw:g>
              </table:table-cell>
              <table:table-cell office:value-type="float" office:value="0.807299472477">
                <text:p>0.807299472477</text:p>
                <draw:g>
                  <svg:desc>Sheet13.C19:Sheet13.C21</svg:desc>
                </draw:g>
              </table:table-cell>
              <table:table-cell office:value-type="float" office:value="0.813394481687">
                <text:p>0.813394481687</text:p>
                <draw:g>
                  <svg:desc>Sheet13.D19:Sheet13.D21</svg:desc>
                </draw:g>
              </table:table-cell>
              <table:table-cell office:value-type="float" office:value="0.505691797066">
                <text:p>0.505691797066</text:p>
                <draw:g>
                  <svg:desc>Sheet13.E19:Sheet13.E21</svg:desc>
                </draw:g>
              </table:table-cell>
              <table:table-cell office:value-type="float" office:value="0.763026966157">
                <text:p>0.763026966157</text:p>
                <draw:g>
                  <svg:desc>Sheet13.F19:Sheet13.F21</svg:desc>
                </draw:g>
              </table:table-cell>
              <table:table-cell office:value-type="float" office:value="0.713950224583">
                <text:p>0.713950224583</text:p>
                <draw:g>
                  <svg:desc>Sheet13.G19:Sheet13.G21</svg:desc>
                </draw:g>
              </table:table-cell>
            </table:table-row>
            <table:table-row>
              <table:table-cell office:value-type="string">
                <text:p>Te</text:p>
              </table:table-cell>
              <table:table-cell office:value-type="float" office:value="0.825442507124">
                <text:p>0.825442507124</text:p>
              </table:table-cell>
              <table:table-cell office:value-type="float" office:value="0.90062279594">
                <text:p>0.90062279594</text:p>
              </table:table-cell>
              <table:table-cell office:value-type="float" office:value="0.91705704776">
                <text:p>0.91705704776</text:p>
              </table:table-cell>
              <table:table-cell office:value-type="float" office:value="0.847665982539">
                <text:p>0.847665982539</text:p>
              </table:table-cell>
              <table:table-cell office:value-type="float" office:value="0.973428601924">
                <text:p>0.973428601924</text:p>
              </table:table-cell>
              <table:table-cell office:value-type="float" office:value="1.03840353325">
                <text:p>1.03840353325</text:p>
              </table:table-cell>
            </table:table-row>
            <table:table-row>
              <table:table-cell office:value-type="string">
                <text:p>Ja</text:p>
              </table:table-cell>
              <table:table-cell office:value-type="float" office:value="0.391736111111">
                <text:p>0.391736111111</text:p>
              </table:table-cell>
              <table:table-cell office:value-type="float" office:value="0.361284722222">
                <text:p>0.361284722222</text:p>
              </table:table-cell>
              <table:table-cell office:value-type="float" office:value="0.366446759259">
                <text:p>0.366446759259</text:p>
              </table:table-cell>
              <table:table-cell office:value-type="float" office:value="0.386892912257">
                <text:p>0.386892912257</text:p>
              </table:table-cell>
              <table:table-cell office:value-type="float" office:value="0.266186943843">
                <text:p>0.266186943843</text:p>
              </table:table-cell>
              <table:table-cell office:value-type="float" office:value="0.232253236732">
                <text:p>0.2322532367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